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Book Antiqua" svg:font-family="Book Antiqua" style:font-family-generic="roman" style:font-pitch="variable" svg:panose-1="2 4 6 2 5 3 5 3 3 4"/>
    <style:font-face style:name="Garamond" svg:font-family="Garamond" style:font-family-generic="roman" style:font-pitch="variable" svg:panose-1="2 2 4 4 3 3 1 1 8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G Times (W1)" svg:font-family="CG Times (W1)" style:font-family-generic="roman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left="0.5in">
        <style:tab-stops/>
      </style:paragraph-properties>
    </style:style>
    <style:style style:name="P5" style:parent-style-name="DocumentSubject" style:family="paragraph">
      <style:paragraph-properties fo:widows="2" fo:orphans="2" fo:margin-top="0.5in" fo:margin-bottom="0.1666in">
        <style:tab-stops>
          <style:tab-stop style:type="left" style:position="3.677in"/>
        </style:tab-stops>
      </style:paragraph-properties>
      <style:text-properties fo:font-weight="bold" style:font-weight-asian="bold" fo:font-size="26pt" style:font-size-asian="26pt"/>
    </style:style>
    <style:style style:name="P6" style:parent-style-name="DocumentSubject" style:family="paragraph">
      <style:paragraph-properties fo:widows="2" fo:orphans="2" fo:text-align="center" fo:margin-top="0.5in" fo:margin-bottom="0.1666in"/>
      <style:text-properties fo:font-weight="bold" style:font-weight-asian="bold" fo:font-size="26pt" style:font-size-asian="26pt"/>
    </style:style>
    <style:style style:name="P7" style:parent-style-name="Normal" style:family="paragraph">
      <style:paragraph-properties fo:text-align="end"/>
      <style:text-properties fo:color="#0000FF" fo:font-size="24pt" style:font-size-asian="24pt"/>
    </style:style>
    <style:style style:name="P8" style:parent-style-name="Normal" style:family="paragraph">
      <style:paragraph-properties fo:text-align="end"/>
    </style:style>
    <style:style style:name="T9" style:parent-style-name="DefaultParagraphFont" style:family="text">
      <style:text-properties fo:color="#0000FF" fo:font-size="24pt" style:font-size-asian="24pt"/>
    </style:style>
    <style:style style:name="P10" style:parent-style-name="Normal" style:family="paragraph">
      <style:paragraph-properties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P11" style:parent-style-name="Normal" style:family="paragraph">
      <style:paragraph-properties fo:line-height="0.0006in">
        <style:tab-stops>
          <style:tab-stop style:type="left" style:position="-0.5in"/>
        </style:tab-stops>
      </style:paragraph-properties>
    </style:style>
    <style:style style:name="T12" style:parent-style-name="DefaultParagraphFont" style:family="text">
      <style:text-properties fo:font-size="18pt" style:font-size-asian="18pt" fo:language="pl" fo:country="PL" style:language-asian="pl" style:country-asian="PL"/>
    </style:style>
    <style:style style:name="P13" style:parent-style-name="Normal" style:family="paragraph">
      <style:paragraph-properties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P14" style:parent-style-name="Normal" style:family="paragraph">
      <style:paragraph-properties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P15" style:parent-style-name="EA-CenterHeading" style:family="paragraph">
      <style:paragraph-properties fo:text-align="end"/>
    </style:style>
    <style:style style:name="P16" style:parent-style-name="EA-Report" style:family="paragraph">
      <style:paragraph-properties fo:text-align="end"/>
    </style:style>
    <style:style style:name="P17" style:parent-style-name="Normal" style:master-page-name="MP1" style:family="paragraph">
      <style:paragraph-properties fo:break-before="page" fo:text-align="start"/>
    </style:style>
    <style:style style:name="T37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8" style:parent-style-name="Normal" style:family="paragraph">
      <style:text-properties style:font-name-complex="Arial"/>
    </style:style>
    <style:style style:name="P39" style:parent-style-name="Normal" style:family="paragraph">
      <style:text-properties fo:font-weight="bold" style:font-weight-asian="bold"/>
    </style:style>
    <style:style style:name="P40" style:parent-style-name="Normal" style:family="paragraph">
      <style:text-properties style:font-name-complex="Arial"/>
    </style:style>
    <style:style style:name="TableColumn42" style:family="table-column">
      <style:table-column-properties style:column-width="1.243in"/>
    </style:style>
    <style:style style:name="TableColumn43" style:family="table-column">
      <style:table-column-properties style:column-width="1.1368in"/>
    </style:style>
    <style:style style:name="TableColumn44" style:family="table-column">
      <style:table-column-properties style:column-width="1.4777in"/>
    </style:style>
    <style:style style:name="TableColumn45" style:family="table-column">
      <style:table-column-properties style:column-width="2.5583in"/>
    </style:style>
    <style:style style:name="Table41" style:family="table">
      <style:table-properties style:width="6.4159in" style:rel-width="98.88%" fo:margin-left="0.075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48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49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50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51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52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53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54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Row55" style:family="table-row">
      <style:table-row-properties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P58" style:parent-style-name="Tabletext0" style:family="paragraph">
      <style:paragraph-properties fo:margin-bottom="0in"/>
      <style:text-properties style:font-name="Arial" style:font-name-complex="Arial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P60" style:parent-style-name="Tabletext0" style:family="paragraph">
      <style:paragraph-properties fo:margin-bottom="0in"/>
      <style:text-properties style:font-name="Arial" style:font-name-complex="Arial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P62" style:parent-style-name="Tabletext0" style:family="paragraph">
      <style:paragraph-properties fo:margin-bottom="0in"/>
      <style:text-properties style:font-name="Arial" style:font-name-complex="Arial"/>
    </style:style>
    <style:style style:name="TableRow63" style:family="table-row">
      <style:table-row-properties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P65" style:parent-style-name="Tabletext0" style:family="paragraph">
      <style:paragraph-properties fo:margin-bottom="0in"/>
      <style:text-properties style:font-name="Arial" style:font-name-complex="Arial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P67" style:parent-style-name="Tabletext0" style:family="paragraph">
      <style:paragraph-properties fo:margin-bottom="0in"/>
      <style:text-properties style:font-name="Arial" style:font-name-complex="Arial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P69" style:parent-style-name="Tabletext0" style:family="paragraph">
      <style:paragraph-properties fo:margin-bottom="0in"/>
      <style:text-properties style:font-name="Arial" style:font-name-complex="Arial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0" style:family="paragraph">
      <style:paragraph-properties fo:margin-bottom="0in"/>
      <style:text-properties style:font-name="Arial" style:font-name-complex="Arial"/>
    </style:style>
    <style:style style:name="TableRow72" style:family="table-row">
      <style:table-row-properties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P74" style:parent-style-name="Tabletext0" style:family="paragraph">
      <style:paragraph-properties fo:margin-bottom="0in"/>
      <style:text-properties style:font-name="Arial" style:font-name-complex="Arial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abletext0" style:family="paragraph">
      <style:paragraph-properties fo:margin-bottom="0in"/>
      <style:text-properties style:font-name="Arial" style:font-name-complex="Arial"/>
    </style:style>
    <style:style style:name="TableCell77" style:family="table-cell">
      <style:table-cell-properties fo:border="0.0104in solid #000000" style:writing-mode="lr-tb" fo:padding-top="0in" fo:padding-left="0.075in" fo:padding-bottom="0in" fo:padding-right="0.075in"/>
    </style:style>
    <style:style style:name="P78" style:parent-style-name="Tabletext0" style:family="paragraph">
      <style:paragraph-properties fo:margin-bottom="0in"/>
      <style:text-properties style:font-name="Arial" style:font-name-complex="Arial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0" style:family="paragraph">
      <style:paragraph-properties fo:margin-bottom="0in"/>
      <style:text-properties style:font-name="Arial" style:font-name-complex="Arial"/>
    </style:style>
    <style:style style:name="TableRow81" style:family="table-row">
      <style:table-row-properties/>
    </style:style>
    <style:style style:name="TableCell82" style:family="table-cell">
      <style:table-cell-properties fo:border="0.0104in solid #000000" style:writing-mode="lr-tb" fo:padding-top="0in" fo:padding-left="0.075in" fo:padding-bottom="0in" fo:padding-right="0.075in"/>
    </style:style>
    <style:style style:name="P83" style:parent-style-name="Tabletext0" style:family="paragraph">
      <style:paragraph-properties fo:margin-bottom="0in"/>
      <style:text-properties style:font-name="Arial" style:font-name-complex="Arial"/>
    </style:style>
    <style:style style:name="TableCell84" style:family="table-cell">
      <style:table-cell-properties fo:border="0.0104in solid #000000" style:writing-mode="lr-tb" fo:padding-top="0in" fo:padding-left="0.075in" fo:padding-bottom="0in" fo:padding-right="0.075in"/>
    </style:style>
    <style:style style:name="P85" style:parent-style-name="Tabletext0" style:family="paragraph">
      <style:paragraph-properties fo:margin-bottom="0in"/>
      <style:text-properties style:font-name="Arial" style:font-name-complex="Arial"/>
    </style:style>
    <style:style style:name="TableCell86" style:family="table-cell">
      <style:table-cell-properties fo:border="0.0104in solid #000000" style:writing-mode="lr-tb" fo:padding-top="0in" fo:padding-left="0.075in" fo:padding-bottom="0in" fo:padding-right="0.075in"/>
    </style:style>
    <style:style style:name="P87" style:parent-style-name="Tabletext0" style:family="paragraph">
      <style:paragraph-properties fo:margin-bottom="0in"/>
      <style:text-properties style:font-name="Arial" style:font-name-complex="Arial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P89" style:parent-style-name="Tabletext0" style:family="paragraph">
      <style:paragraph-properties fo:margin-bottom="0in"/>
      <style:text-properties style:font-name="Arial" style:font-name-complex="Arial"/>
    </style:style>
    <style:style style:name="P90" style:parent-style-name="Normal" style:family="paragraph">
      <style:text-properties style:font-name-complex="Arial"/>
    </style:style>
    <style:style style:name="P91" style:parent-style-name="Normal" style:family="paragraph">
      <style:text-properties style:font-name-complex="Arial"/>
    </style:style>
    <style:style style:name="P92" style:parent-style-name="sectitile" style:family="paragraph">
      <style:paragraph-properties style:punctuation-wrap="hanging" style:text-autospace="ideograph-alpha" style:vertical-align="auto">
        <style:tab-stops/>
      </style:paragraph-properties>
      <style:text-properties style:font-name="Arial" style:font-weight-complex="bold" fo:letter-spacing="-0.0034in"/>
    </style:style>
    <style:style style:name="P93" style:parent-style-name="Normal" style:family="paragraph">
      <style:text-properties style:font-name-complex="Arial"/>
    </style:style>
    <style:style style:name="TableColumn95" style:family="table-column">
      <style:table-column-properties style:column-width="2.0631in"/>
    </style:style>
    <style:style style:name="TableColumn96" style:family="table-column">
      <style:table-column-properties style:column-width="1.9937in"/>
    </style:style>
    <style:style style:name="TableColumn97" style:family="table-column">
      <style:table-column-properties style:column-width="1.8083in"/>
    </style:style>
    <style:style style:name="TableColumn98" style:family="table-column">
      <style:table-column-properties style:column-width="0.6861in"/>
    </style:style>
    <style:style style:name="Table94" style:family="table">
      <style:table-properties style:width="6.5513in" style:rel-width="100.9%" fo:margin-left="0in" table:align="left"/>
    </style:style>
    <style:style style:name="TableRow99" style:family="table-row">
      <style:table-row-properties fo:keep-together="always"/>
    </style:style>
    <style:style style:name="TableCell100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Cell102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3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Cell104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5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Cell106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7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Row108" style:family="table-row">
      <style:table-row-properties fo:keep-together="always"/>
    </style:style>
    <style:style style:name="TableCell109" style:family="table-cell">
      <style:table-cell-properties fo:border="0.0069in solid #000000" style:writing-mode="lr-tb" fo:padding-top="0in" fo:padding-left="0in" fo:padding-bottom="0in" fo:padding-right="0in"/>
    </style:style>
    <style:style style:name="P11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1" style:family="table-cell">
      <style:table-cell-properties fo:border="0.0069in solid #000000" style:writing-mode="lr-tb" fo:padding-top="0in" fo:padding-left="0in" fo:padding-bottom="0in" fo:padding-right="0in"/>
    </style:style>
    <style:style style:name="P11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3" style:family="table-cell">
      <style:table-cell-properties fo:border="0.0069in solid #000000" style:writing-mode="lr-tb" fo:padding-top="0in" fo:padding-left="0in" fo:padding-bottom="0in" fo:padding-right="0in"/>
    </style:style>
    <style:style style:name="P114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5" style:family="table-cell">
      <style:table-cell-properties fo:border="0.0069in solid #000000" style:writing-mode="lr-tb" fo:padding-top="0in" fo:padding-left="0in" fo:padding-bottom="0in" fo:padding-right="0in"/>
    </style:style>
    <style:style style:name="P116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17" style:family="table-row">
      <style:table-row-properties fo:keep-together="always"/>
    </style:style>
    <style:style style:name="TableCell118" style:family="table-cell">
      <style:table-cell-properties fo:border="0.0069in solid #000000" style:writing-mode="lr-tb" fo:padding-top="0in" fo:padding-left="0in" fo:padding-bottom="0in" fo:padding-right="0in"/>
    </style:style>
    <style:style style:name="P119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20" style:family="table-cell">
      <style:table-cell-properties fo:border="0.0069in solid #000000" style:writing-mode="lr-tb" fo:padding-top="0in" fo:padding-left="0in" fo:padding-bottom="0in" fo:padding-right="0in"/>
    </style:style>
    <style:style style:name="P12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22" style:family="table-cell">
      <style:table-cell-properties fo:border="0.0069in solid #000000" style:writing-mode="lr-tb" fo:padding-top="0in" fo:padding-left="0in" fo:padding-bottom="0in" fo:padding-right="0in"/>
    </style:style>
    <style:style style:name="P123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24" style:family="table-cell">
      <style:table-cell-properties fo:border="0.0069in solid #000000" style:writing-mode="lr-tb" fo:padding-top="0in" fo:padding-left="0in" fo:padding-bottom="0in" fo:padding-right="0in"/>
    </style:style>
    <style:style style:name="P125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26" style:family="table-row">
      <style:table-row-properties fo:keep-together="always"/>
    </style:style>
    <style:style style:name="TableCell127" style:family="table-cell">
      <style:table-cell-properties fo:border="0.0069in solid #000000" style:writing-mode="lr-tb" fo:padding-top="0in" fo:padding-left="0in" fo:padding-bottom="0in" fo:padding-right="0in"/>
    </style:style>
    <style:style style:name="P128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29" style:family="table-cell">
      <style:table-cell-properties fo:border="0.0069in solid #000000" style:writing-mode="lr-tb" fo:padding-top="0in" fo:padding-left="0in" fo:padding-bottom="0in" fo:padding-right="0in"/>
    </style:style>
    <style:style style:name="P13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1" style:family="table-cell">
      <style:table-cell-properties fo:border="0.0069in solid #000000" style:writing-mode="lr-tb" fo:padding-top="0in" fo:padding-left="0in" fo:padding-bottom="0in" fo:padding-right="0in"/>
    </style:style>
    <style:style style:name="P13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3" style:family="table-cell">
      <style:table-cell-properties fo:border="0.0069in solid #000000" style:writing-mode="lr-tb" fo:padding-top="0in" fo:padding-left="0in" fo:padding-bottom="0in" fo:padding-right="0in"/>
    </style:style>
    <style:style style:name="P134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35" style:family="table-row">
      <style:table-row-properties fo:keep-together="always"/>
    </style:style>
    <style:style style:name="TableCell136" style:family="table-cell">
      <style:table-cell-properties fo:border="0.0069in solid #000000" style:writing-mode="lr-tb" fo:padding-top="0in" fo:padding-left="0in" fo:padding-bottom="0in" fo:padding-right="0in"/>
    </style:style>
    <style:style style:name="P137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8" style:family="table-cell">
      <style:table-cell-properties fo:border="0.0069in solid #000000" style:writing-mode="lr-tb" fo:padding-top="0in" fo:padding-left="0in" fo:padding-bottom="0in" fo:padding-right="0in"/>
    </style:style>
    <style:style style:name="P139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40" style:family="table-cell">
      <style:table-cell-properties fo:border="0.0069in solid #000000" style:writing-mode="lr-tb" fo:padding-top="0in" fo:padding-left="0in" fo:padding-bottom="0in" fo:padding-right="0in"/>
    </style:style>
    <style:style style:name="P14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P143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44" style:family="table-row">
      <style:table-row-properties fo:keep-together="always"/>
    </style:style>
    <style:style style:name="TableCell145" style:family="table-cell">
      <style:table-cell-properties fo:border="0.0069in solid #000000" style:writing-mode="lr-tb" fo:padding-top="0in" fo:padding-left="0in" fo:padding-bottom="0in" fo:padding-right="0in"/>
    </style:style>
    <style:style style:name="P146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color="#000000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P148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style:font-weight-complex="bold" fo:color="#000000"/>
    </style:style>
    <style:style style:name="TableCell149" style:family="table-cell">
      <style:table-cell-properties fo:border="0.0069in solid #000000" style:writing-mode="lr-tb" fo:padding-top="0in" fo:padding-left="0in" fo:padding-bottom="0in" fo:padding-right="0in"/>
    </style:style>
    <style:style style:name="P15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style:font-weight-complex="bold" fo:color="#000000"/>
    </style:style>
    <style:style style:name="TableCell151" style:family="table-cell">
      <style:table-cell-properties fo:border="0.0069in solid #000000" style:writing-mode="lr-tb" fo:padding-top="0in" fo:padding-left="0in" fo:padding-bottom="0in" fo:padding-right="0in"/>
    </style:style>
    <style:style style:name="P15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style:font-weight-complex="bold" fo:color="#000000"/>
    </style:style>
    <style:style style:name="P153" style:parent-style-name="Normal" style:family="paragraph">
      <style:text-properties style:font-name-complex="Arial"/>
    </style:style>
    <style:style style:name="P154" style:parent-style-name="Normal" style:family="paragraph">
      <style:text-properties style:font-name-complex="Arial"/>
    </style:style>
    <style:style style:name="P155" style:parent-style-name="sectitile" style:family="paragraph">
      <style:text-properties style:font-name="Arial" style:font-name-complex="Arial"/>
    </style:style>
    <style:style style:name="P156" style:parent-style-name="Normal" style:family="paragraph">
      <style:text-properties style:font-name-complex="Arial"/>
    </style:style>
    <style:style style:name="TableColumn158" style:family="table-column">
      <style:table-column-properties style:column-width="1.5756in"/>
    </style:style>
    <style:style style:name="TableColumn159" style:family="table-column">
      <style:table-column-properties style:column-width="1.5118in"/>
    </style:style>
    <style:style style:name="TableColumn160" style:family="table-column">
      <style:table-column-properties style:column-width="0.8722in"/>
    </style:style>
    <style:style style:name="TableColumn161" style:family="table-column">
      <style:table-column-properties style:column-width="1.7666in"/>
    </style:style>
    <style:style style:name="TableColumn162" style:family="table-column">
      <style:table-column-properties style:column-width="0.6895in"/>
    </style:style>
    <style:style style:name="Table157" style:family="table">
      <style:table-properties style:width="6.4159in" style:rel-width="98.88%" fo:margin-left="0.075in" table:align="left"/>
    </style:style>
    <style:style style:name="TableRow163" style:family="table-row">
      <style:table-row-properties/>
    </style:style>
    <style:style style:name="TableCell164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65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66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67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68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69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70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71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72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73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Row174" style:family="table-row">
      <style:table-row-properties/>
    </style:style>
    <style:style style:name="TableCell175" style:family="table-cell">
      <style:table-cell-properties fo:border="0.0104in solid #000000" style:writing-mode="lr-tb" fo:padding-top="0in" fo:padding-left="0.075in" fo:padding-bottom="0in" fo:padding-right="0.075in"/>
    </style:style>
    <style:style style:name="P176" style:parent-style-name="Tabletext0" style:family="paragraph">
      <style:paragraph-properties fo:margin-bottom="0in"/>
      <style:text-properties style:font-name="Arial" style:font-name-complex="Arial"/>
    </style:style>
    <style:style style:name="TableCell177" style:family="table-cell">
      <style:table-cell-properties fo:border="0.0104in solid #000000" style:writing-mode="lr-tb" fo:padding-top="0in" fo:padding-left="0.075in" fo:padding-bottom="0in" fo:padding-right="0.075in"/>
    </style:style>
    <style:style style:name="P178" style:parent-style-name="Tabletext0" style:family="paragraph">
      <style:paragraph-properties fo:margin-bottom="0in"/>
      <style:text-properties style:font-name="Arial" style:font-name-complex="Arial"/>
    </style:style>
    <style:style style:name="TableCell179" style:family="table-cell">
      <style:table-cell-properties fo:border="0.0104in solid #000000" style:writing-mode="lr-tb" fo:padding-top="0in" fo:padding-left="0.075in" fo:padding-bottom="0in" fo:padding-right="0.075in"/>
    </style:style>
    <style:style style:name="P18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81" style:family="table-cell">
      <style:table-cell-properties fo:border="0.0104in solid #000000" style:writing-mode="lr-tb" fo:padding-top="0in" fo:padding-left="0.075in" fo:padding-bottom="0in" fo:padding-right="0.075in"/>
    </style:style>
    <style:style style:name="P182" style:parent-style-name="Tabletext0" style:family="paragraph">
      <style:paragraph-properties fo:margin-bottom="0in"/>
      <style:text-properties style:font-name="Arial" style:font-name-complex="Arial"/>
    </style:style>
    <style:style style:name="TableCell183" style:family="table-cell">
      <style:table-cell-properties fo:border="0.0104in solid #000000" style:writing-mode="lr-tb" fo:padding-top="0in" fo:padding-left="0.075in" fo:padding-bottom="0in" fo:padding-right="0.075in"/>
    </style:style>
    <style:style style:name="P184" style:parent-style-name="Tabletext0" style:family="paragraph">
      <style:paragraph-properties fo:margin-bottom="0in"/>
      <style:text-properties style:font-name="Arial" style:font-name-complex="Arial"/>
    </style:style>
    <style:style style:name="TableRow185" style:family="table-row">
      <style:table-row-properties/>
    </style:style>
    <style:style style:name="TableCell186" style:family="table-cell">
      <style:table-cell-properties fo:border="0.0104in solid #000000" style:writing-mode="lr-tb" fo:padding-top="0in" fo:padding-left="0.075in" fo:padding-bottom="0in" fo:padding-right="0.075in"/>
    </style:style>
    <style:style style:name="P187" style:parent-style-name="Tabletext0" style:family="paragraph">
      <style:paragraph-properties fo:margin-bottom="0in"/>
      <style:text-properties style:font-name="Arial" style:font-name-complex="Arial"/>
    </style:style>
    <style:style style:name="TableCell188" style:family="table-cell">
      <style:table-cell-properties fo:border="0.0104in solid #000000" style:writing-mode="lr-tb" fo:padding-top="0in" fo:padding-left="0.075in" fo:padding-bottom="0in" fo:padding-right="0.075in"/>
    </style:style>
    <style:style style:name="P189" style:parent-style-name="Tabletext0" style:family="paragraph">
      <style:paragraph-properties fo:margin-bottom="0in"/>
      <style:text-properties style:font-name="Arial" style:font-name-complex="Arial"/>
    </style:style>
    <style:style style:name="TableCell190" style:family="table-cell">
      <style:table-cell-properties fo:border="0.0104in solid #000000" style:writing-mode="lr-tb" fo:padding-top="0in" fo:padding-left="0.075in" fo:padding-bottom="0in" fo:padding-right="0.075in"/>
    </style:style>
    <style:style style:name="P19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92" style:family="table-cell">
      <style:table-cell-properties fo:border="0.0104in solid #000000" style:writing-mode="lr-tb" fo:padding-top="0in" fo:padding-left="0.075in" fo:padding-bottom="0in" fo:padding-right="0.075in"/>
    </style:style>
    <style:style style:name="P193" style:parent-style-name="Tabletext0" style:family="paragraph">
      <style:paragraph-properties fo:margin-bottom="0in"/>
      <style:text-properties style:font-name="Arial" style:font-name-complex="Arial"/>
    </style:style>
    <style:style style:name="TableCell194" style:family="table-cell">
      <style:table-cell-properties fo:border="0.0104in solid #000000" style:writing-mode="lr-tb" fo:padding-top="0in" fo:padding-left="0.075in" fo:padding-bottom="0in" fo:padding-right="0.075in"/>
    </style:style>
    <style:style style:name="P195" style:parent-style-name="Tabletext0" style:family="paragraph">
      <style:paragraph-properties fo:margin-bottom="0in"/>
      <style:text-properties style:font-name="Arial" style:font-name-complex="Arial"/>
    </style:style>
    <style:style style:name="TableRow196" style:family="table-row">
      <style:table-row-properties/>
    </style:style>
    <style:style style:name="TableCell197" style:family="table-cell">
      <style:table-cell-properties fo:border="0.0104in solid #000000" style:writing-mode="lr-tb" fo:padding-top="0in" fo:padding-left="0.075in" fo:padding-bottom="0in" fo:padding-right="0.075in"/>
    </style:style>
    <style:style style:name="P198" style:parent-style-name="Tabletext0" style:family="paragraph">
      <style:paragraph-properties fo:margin-bottom="0in"/>
      <style:text-properties style:font-name="Arial" style:font-name-complex="Arial"/>
    </style:style>
    <style:style style:name="TableCell199" style:family="table-cell">
      <style:table-cell-properties fo:border="0.0104in solid #000000" style:writing-mode="lr-tb" fo:padding-top="0in" fo:padding-left="0.075in" fo:padding-bottom="0in" fo:padding-right="0.075in"/>
    </style:style>
    <style:style style:name="P200" style:parent-style-name="Tabletext0" style:family="paragraph">
      <style:paragraph-properties fo:margin-bottom="0in"/>
      <style:text-properties style:font-name="Arial" style:font-name-complex="Arial"/>
    </style:style>
    <style:style style:name="TableCell201" style:family="table-cell">
      <style:table-cell-properties fo:border="0.0104in solid #000000" style:writing-mode="lr-tb" fo:padding-top="0in" fo:padding-left="0.075in" fo:padding-bottom="0in" fo:padding-right="0.075in"/>
    </style:style>
    <style:style style:name="P20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203" style:family="table-cell">
      <style:table-cell-properties fo:border="0.0104in solid #000000" style:writing-mode="lr-tb" fo:padding-top="0in" fo:padding-left="0.075in" fo:padding-bottom="0in" fo:padding-right="0.075in"/>
    </style:style>
    <style:style style:name="P204" style:parent-style-name="Tabletext0" style:family="paragraph">
      <style:paragraph-properties fo:margin-bottom="0in"/>
      <style:text-properties style:font-name="Arial" style:font-name-complex="Arial"/>
    </style:style>
    <style:style style:name="TableCell205" style:family="table-cell">
      <style:table-cell-properties fo:border="0.0104in solid #000000" style:writing-mode="lr-tb" fo:padding-top="0in" fo:padding-left="0.075in" fo:padding-bottom="0in" fo:padding-right="0.075in"/>
    </style:style>
    <style:style style:name="P206" style:parent-style-name="Tabletext0" style:family="paragraph">
      <style:paragraph-properties fo:margin-bottom="0in"/>
      <style:text-properties style:font-name="Arial" style:font-name-complex="Arial"/>
    </style:style>
    <style:style style:name="TableRow207" style:family="table-row">
      <style:table-row-properties/>
    </style:style>
    <style:style style:name="TableCell208" style:family="table-cell">
      <style:table-cell-properties fo:border="0.0104in solid #000000" style:writing-mode="lr-tb" fo:padding-top="0in" fo:padding-left="0.075in" fo:padding-bottom="0in" fo:padding-right="0.075in"/>
    </style:style>
    <style:style style:name="P209" style:parent-style-name="Tabletext0" style:family="paragraph">
      <style:paragraph-properties fo:margin-bottom="0in"/>
      <style:text-properties style:font-name="Arial" style:font-name-complex="Arial"/>
    </style:style>
    <style:style style:name="TableCell210" style:family="table-cell">
      <style:table-cell-properties fo:border="0.0104in solid #000000" style:writing-mode="lr-tb" fo:padding-top="0in" fo:padding-left="0.075in" fo:padding-bottom="0in" fo:padding-right="0.075in"/>
    </style:style>
    <style:style style:name="P211" style:parent-style-name="Tabletext0" style:family="paragraph">
      <style:paragraph-properties fo:margin-bottom="0in"/>
      <style:text-properties style:font-name="Arial" style:font-name-complex="Arial"/>
    </style:style>
    <style:style style:name="TableCell212" style:family="table-cell">
      <style:table-cell-properties fo:border="0.0104in solid #000000" style:writing-mode="lr-tb" fo:padding-top="0in" fo:padding-left="0.075in" fo:padding-bottom="0in" fo:padding-right="0.075in"/>
    </style:style>
    <style:style style:name="P213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214" style:family="table-cell">
      <style:table-cell-properties fo:border="0.0104in solid #000000" style:writing-mode="lr-tb" fo:padding-top="0in" fo:padding-left="0.075in" fo:padding-bottom="0in" fo:padding-right="0.075in"/>
    </style:style>
    <style:style style:name="P215" style:parent-style-name="Tabletext0" style:family="paragraph">
      <style:paragraph-properties fo:margin-bottom="0in"/>
      <style:text-properties style:font-name="Arial" style:font-name-complex="Arial"/>
    </style:style>
    <style:style style:name="TableCell216" style:family="table-cell">
      <style:table-cell-properties fo:border="0.0104in solid #000000" style:writing-mode="lr-tb" fo:padding-top="0in" fo:padding-left="0.075in" fo:padding-bottom="0in" fo:padding-right="0.075in"/>
    </style:style>
    <style:style style:name="P217" style:parent-style-name="Tabletext0" style:family="paragraph">
      <style:paragraph-properties fo:margin-bottom="0in"/>
      <style:text-properties style:font-name="Arial" style:font-name-complex="Arial"/>
    </style:style>
    <style:style style:name="P218" style:parent-style-name="Normal" style:family="paragraph">
      <style:paragraph-properties fo:break-before="page" fo:text-align="center" fo:margin-bottom="0.1666in"/>
    </style:style>
    <style:style style:name="T219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22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221" style:parent-style-name="Hyperlink" style:family="text">
      <style:text-properties fo:font-variant="small-caps"/>
    </style:style>
    <style:style style:name="P222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223" style:parent-style-name="DefaultParagraphFont" style:family="text">
      <style:text-properties style:font-name="Calibri" fo:font-weight="normal" style:font-weight-asian="normal" style:font-weight-complex="normal" fo:letter-spacing="normal" fo:font-size="11pt" style:font-size-asian="11pt" style:font-size-complex="11pt" fo:language="pl" fo:country="PL" style:language-asian="pl" style:country-asian="PL"/>
    </style:style>
    <style:style style:name="P224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25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2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27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2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29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30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231" style:parent-style-name="DefaultParagraphFont" style:family="text">
      <style:text-properties style:font-name="Calibri" fo:font-weight="normal" style:font-weight-asian="normal" style:font-weight-complex="normal" fo:letter-spacing="normal" fo:font-size="11pt" style:font-size-asian="11pt" style:font-size-complex="11pt" fo:language="pl" fo:country="PL" style:language-asian="pl" style:country-asian="PL"/>
    </style:style>
    <style:style style:name="P232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33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34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235" style:parent-style-name="Hyperlink" style:family="text">
      <style:text-properties fo:font-variant="small-caps"/>
    </style:style>
    <style:style style:name="T236" style:parent-style-name="DefaultParagraphFont" style:family="text">
      <style:text-properties style:font-name="Calibri" fo:font-weight="normal" style:font-weight-asian="normal" style:font-weight-complex="normal" fo:letter-spacing="normal" fo:font-size="11pt" style:font-size-asian="11pt" style:font-size-complex="11pt" fo:language="pl" fo:country="PL" style:language-asian="pl" style:country-asian="PL"/>
    </style:style>
    <style:style style:name="T237" style:parent-style-name="Hyperlink" style:family="text">
      <style:text-properties fo:font-variant="small-caps"/>
    </style:style>
    <style:style style:name="P23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39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40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41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42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43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44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45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4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47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4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49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50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51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52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253" style:parent-style-name="DefaultParagraphFont" style:family="text">
      <style:text-properties style:font-name="Calibri" fo:font-weight="normal" style:font-weight-asian="normal" style:font-weight-complex="normal" fo:letter-spacing="normal" fo:font-size="11pt" style:font-size-asian="11pt" style:font-size-complex="11pt" fo:language="pl" fo:country="PL" style:language-asian="pl" style:country-asian="PL"/>
    </style:style>
    <style:style style:name="P254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55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5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57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5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59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60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61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62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63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64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65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6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67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68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269" style:parent-style-name="Hyperlink" style:family="text">
      <style:text-properties fo:font-variant="small-caps"/>
    </style:style>
    <style:style style:name="T270" style:parent-style-name="DefaultParagraphFont" style:family="text">
      <style:text-properties style:font-name="Calibri" fo:font-weight="normal" style:font-weight-asian="normal" style:font-weight-complex="normal" fo:letter-spacing="normal" fo:font-size="11pt" style:font-size-asian="11pt" style:font-size-complex="11pt" fo:language="pl" fo:country="PL" style:language-asian="pl" style:country-asian="PL"/>
    </style:style>
    <style:style style:name="T271" style:parent-style-name="Hyperlink" style:family="text">
      <style:text-properties fo:font-variant="small-caps"/>
    </style:style>
    <style:style style:name="P272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73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74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75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7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77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7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79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80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81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82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283" style:parent-style-name="Hyperlink" style:family="text">
      <style:text-properties fo:font-variant="small-caps"/>
    </style:style>
    <style:style style:name="T284" style:parent-style-name="DefaultParagraphFont" style:family="text">
      <style:text-properties style:font-name="Calibri" fo:font-weight="normal" style:font-weight-asian="normal" style:font-weight-complex="normal" fo:letter-spacing="normal" fo:font-size="11pt" style:font-size-asian="11pt" style:font-size-complex="11pt" fo:language="pl" fo:country="PL" style:language-asian="pl" style:country-asian="PL"/>
    </style:style>
    <style:style style:name="T285" style:parent-style-name="Hyperlink" style:family="text">
      <style:text-properties fo:font-variant="small-caps"/>
    </style:style>
    <style:style style:name="P28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87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8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89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90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91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92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293" style:parent-style-name="Hyperlink" style:family="text">
      <style:text-properties fo:font-variant="small-caps"/>
    </style:style>
    <style:style style:name="T294" style:parent-style-name="DefaultParagraphFont" style:family="text">
      <style:text-properties style:font-name="Calibri" fo:font-weight="normal" style:font-weight-asian="normal" style:font-weight-complex="normal" fo:letter-spacing="normal" fo:font-size="11pt" style:font-size-asian="11pt" style:font-size-complex="11pt" fo:language="pl" fo:country="PL" style:language-asian="pl" style:country-asian="PL"/>
    </style:style>
    <style:style style:name="T295" style:parent-style-name="Hyperlink" style:family="text">
      <style:text-properties fo:font-variant="small-caps"/>
    </style:style>
    <style:style style:name="P29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97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29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299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300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301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302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303" style:parent-style-name="DefaultParagraphFont" style:family="text">
      <style:text-properties style:font-name="Calibri" fo:font-weight="normal" style:font-weight-asian="normal" style:font-weight-complex="normal" fo:letter-spacing="normal" fo:font-size="11pt" style:font-size-asian="11pt" style:font-size-complex="11pt" fo:language="pl" fo:country="PL" style:language-asian="pl" style:country-asian="PL"/>
    </style:style>
    <style:style style:name="P304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305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30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3541in"/>
        </style:tab-stops>
      </style:paragraph-properties>
    </style:style>
    <style:style style:name="T307" style:parent-style-name="DefaultParagraphFont" style:family="text">
      <style:text-properties style:font-name="Calibri" fo:letter-spacing="normal" fo:font-size="11pt" style:font-size-asian="11pt" style:font-size-complex="11pt" fo:language="pl" fo:country="PL" style:language-asian="pl" style:country-asian="PL"/>
    </style:style>
    <style:style style:name="P308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309" style:parent-style-name="Hyperlink" style:family="text">
      <style:text-properties fo:font-variant="small-caps"/>
    </style:style>
    <style:style style:name="T310" style:parent-style-name="DefaultParagraphFont" style:family="text">
      <style:text-properties style:font-name="Calibri" fo:font-weight="normal" style:font-weight-asian="normal" style:font-weight-complex="normal" fo:letter-spacing="normal" fo:font-size="11pt" style:font-size-asian="11pt" style:font-size-complex="11pt" fo:language="pl" fo:country="PL" style:language-asian="pl" style:country-asian="PL"/>
    </style:style>
    <style:style style:name="T311" style:parent-style-name="Hyperlink" style:family="text">
      <style:text-properties fo:font-variant="small-caps"/>
    </style:style>
    <style:style style:name="P312" style:parent-style-name="Heading1" style:family="paragraph">
      <style:paragraph-properties fo:break-before="page" fo:margin-left="0.25in" fo:text-indent="-0.25in">
        <style:tab-stops/>
      </style:paragraph-properties>
    </style:style>
    <style:style style:name="T313" style:parent-style-name="DefaultParagraphFont" style:family="text">
      <style:text-properties fo:font-variant="small-caps"/>
    </style:style>
    <style:style style:name="P314" style:parent-style-name="StyleHeading2ArialSmallcaps" style:list-style-name="LFO6" style:family="paragraph"/>
    <style:style style:name="TableColumn316" style:family="table-column">
      <style:table-column-properties style:column-width="3.2986in"/>
    </style:style>
    <style:style style:name="TableColumn317" style:family="table-column">
      <style:table-column-properties style:column-width="3.2986in"/>
    </style:style>
    <style:style style:name="Table315" style:family="table">
      <style:table-properties style:width="6.5972in" fo:margin-left="0in" table:align="lef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5"><text:tab/></text:p>
      <text:p text:style-name="P6"/>
      <text:p text:style-name="P7">TE Connectivity</text:p>
      <text:p text:style-name="P8"><text:span text:style-name="T9"><text:user-defined text:name="Project">XXXXXXXXXXXX</text:user-defined></text:span><text:subject text:fixed="false"/></text:p>
      <text:p text:style-name="P10"/>
      <text:p text:style-name="P11"><text:span text:style-name="T12"><draw:frame draw:z-index="251658240" draw:id="id0" draw:style-name="a2" draw:name="Text Box 3" text:anchor-type="paragraph" svg:x="0in" svg:y="0in" svg:width="6.5in" svg:height="0.1in" style:rel-width="scale" style:rel-height="scale"><draw:text-box><text:p text:style-name="P13"/></draw:text-box><svg:title/><svg:desc/></draw:frame></text:span></text:p>
      <text:p text:style-name="P14"/>
      <text:p text:style-name="P15">Application Overview Document Lite for XXXXXXX</text:p>
      <text:p text:style-name="P16"/>
      <text:p text:style-name="InfoBlue">[Note: The following template is provided for use with<text:s/>all ADC systems development projects. Text enclosed in square brackets and displayed in blue italics (style=InfoBlue) is included to provide guidance to the author and should be deleted before publishing the document. A paragraph entered following this style will automatically be set to normal (style=Body Text).]</text:p>
      <text:p text:style-name="InfoBlue">[To customize automatic fields (which display a gray background when selected), select File&gt;Properties and replace the Title, Subject and Company fields with the appropriate information for this<text:s/>document. <text:s text:c="3"/>After closing the dialog, automatic fields may be updated throughout the document by selecting Edit&gt;Select All (or Ctrl-A) and pressing F9, or simply click on the field and press F9. <text:s/>This must be done separately for Headers and Footers. <text:s/>Alt-F9 will toggle between displaying the field names and the field contents. <text:s/>See Word help for more information on working with fields.</text:p>
      <text:p text:style-name="InfoBlue">The following data is stored in the corresponding fields:</text:p>
      <text:p text:style-name="InfoBlue">Client Name:<text:tab/>Custom.Client</text:p>
      <text:p text:style-name="InfoBlue">Project Name:<text:tab/>Custom.Project</text:p>
      <text:p text:style-name="InfoBlue">Author:<text:tab/><text:tab/>Summary.Author</text:p>
      <text:p text:style-name="InfoBlue">Approver<text:tab/><text:tab/>Custom.Checked by</text:p>
      <text:p text:style-name="InfoBlue">Version<text:tab/><text:tab/>Custom.Disposition]<text:s/></text:p>
      <text:p text:style-name="P17"><text:bookmark-start text:name="_Toc392578938"/><text:bookmark-start text:name="_Toc392648323"/><text:bookmark-start text:name="_Toc392652349"/><text:bookmark-start text:name="_Toc393179863"/><text:soft-page-break/><text:span text:style-name="T37">Document Control</text:span></text:p>
      <text:p text:style-name="P38"/>
      <text:p text:style-name="P39"><text:bookmark-start text:name="_Toc495396711"/>Revision History<text:bookmark-end text:name="_Toc495396711"/>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ate</text:p>
          </table:table-cell>
          <table:table-cell table:style-name="TableCell49">
            <text:p text:style-name="P50">Version</text:p>
          </table:table-cell>
          <table:table-cell table:style-name="TableCell51">
            <text:p text:style-name="P52">Author</text:p>
          </table:table-cell>
          <table:table-cell table:style-name="TableCell53">
            <text:p text:style-name="P54">Description</text:p>
          </table:table-cell>
        </table:table-row>
        <table:table-row table:style-name="TableRow55">
          <table:table-cell table:style-name="TableCell56">
            <text:p text:style-name="Normal">7.08.2017</text:p>
          </table:table-cell>
          <table:table-cell table:style-name="TableCell57">
            <text:p text:style-name="P58">1.0</text:p>
          </table:table-cell>
          <table:table-cell table:style-name="TableCell59">
            <text:p text:style-name="P60">Lukasz Jaskiewicz</text:p>
          </table:table-cell>
          <table:table-cell table:style-name="TableCell61">
            <text:p text:style-name="P62">Original version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P90"/>
      <text:p text:style-name="P91"/>
      <text:p text:style-name="P92"><text:bookmark-start text:name="_Toc495396712"/>Distribution<text:bookmark-end text:name="_Toc495396712"/></text:p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Name</text:p>
          </table:table-cell>
          <table:table-cell table:style-name="TableCell102">
            <text:p text:style-name="P103">Title</text:p>
          </table:table-cell>
          <table:table-cell table:style-name="TableCell104">
            <text:p text:style-name="P105">Document Version</text:p>
          </table:table-cell>
          <table:table-cell table:style-name="TableCell106">
            <text:p text:style-name="P107">Date</text:p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P153"/>
      <text:p text:style-name="P154"/>
      <text:p text:style-name="P155"><text:bookmark-start text:name="_Toc495396713"/>Approval Signatures<text:bookmark-end text:name="_Toc495396713"/></text:p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Name</text:p>
          </table:table-cell>
          <table:table-cell table:style-name="TableCell166">
            <text:p text:style-name="P167">Title</text:p>
          </table:table-cell>
          <table:table-cell table:style-name="TableCell168">
            <text:p text:style-name="P169">Document Version</text:p>
          </table:table-cell>
          <table:table-cell table:style-name="TableCell170">
            <text:p text:style-name="P171">Signature</text:p>
          </table:table-cell>
          <table:table-cell table:style-name="TableCell172">
            <text:p text:style-name="P173">Date</text:p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</table:table>
      <text:p text:style-name="Normal"><text:bookmark-start text:name="_Toc526592181"/><text:bookmark-end text:name="_Toc392578938"/><text:bookmark-end text:name="_Toc392648323"/><text:bookmark-end text:name="_Toc392652349"/><text:bookmark-end text:name="_Toc393179863"/></text:p>
      <text:p text:style-name="P218"><text:bookmark-end text:name="_Toc526592181"/><text:soft-page-break/><text:span text:style-name="T219">Table of Contents</text:span>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0"><text:a xlink:href="#_Toc491155090" office:target-frame-name="_top" xlink:show="replace"><text:span text:style-name="T221">OBJECTIVES</text:span><text:tab/>4</text:a></text:p>
          <text:p text:style-name="P222"><text:a xlink:href="#_Toc491155091" office:target-frame-name="_top" xlink:show="replace"><text:span text:style-name="Hyperlink">1.</text:span><text:span text:style-name="T223"><text:tab/></text:span><text:span text:style-name="Hyperlink">BUSINESS</text:span><text:tab/>4</text:a></text:p>
          <text:p text:style-name="P224"><text:a xlink:href="#_Toc491155092" office:target-frame-name="_top" xlink:show="replace"><text:span text:style-name="Hyperlink">1.1.</text:span><text:span text:style-name="T225"><text:tab/></text:span><text:span text:style-name="Hyperlink">Business Overview</text:span><text:tab/>4</text:a></text:p>
          <text:p text:style-name="P226"><text:a xlink:href="#_Toc491155093" office:target-frame-name="_top" xlink:show="replace"><text:span text:style-name="Hyperlink">1.2.</text:span><text:span text:style-name="T227"><text:tab/></text:span><text:span text:style-name="Hyperlink">Business Reporting Requirements</text:span><text:tab/>4</text:a></text:p>
          <text:p text:style-name="P228"><text:a xlink:href="#_Toc491155094" office:target-frame-name="_top" xlink:show="replace"><text:span text:style-name="Hyperlink">1.3.</text:span><text:span text:style-name="T229"><text:tab/></text:span><text:span text:style-name="Hyperlink">Cyclical Maintenance Activities that are critical to Business</text:span><text:tab/>4</text:a></text:p>
          <text:p text:style-name="P230"><text:a xlink:href="#_Toc491155095" office:target-frame-name="_top" xlink:show="replace"><text:span text:style-name="Hyperlink">2.</text:span><text:span text:style-name="T231"><text:tab/></text:span><text:span text:style-name="Hyperlink">FUNCTIONAL</text:span><text:tab/>4</text:a></text:p>
          <text:p text:style-name="P232"><text:a xlink:href="#_Toc491155096" office:target-frame-name="_top" xlink:show="replace"><text:span text:style-name="Hyperlink">2.1.</text:span><text:span text:style-name="T233"><text:tab/></text:span><text:span text:style-name="Hyperlink">Functional Overview</text:span><text:tab/>4</text:a></text:p>
          <text:p text:style-name="P234"><text:a xlink:href="#_Toc491155097" office:target-frame-name="_top" xlink:show="replace"><text:span text:style-name="T235">3.</text:span><text:span text:style-name="T236"><text:tab/></text:span><text:span text:style-name="T237">TECHNOLOGY RELATED</text:span><text:tab/>4</text:a></text:p>
          <text:p text:style-name="P238"><text:a xlink:href="#_Toc491155098" office:target-frame-name="_top" xlink:show="replace"><text:span text:style-name="Hyperlink">3.1.</text:span><text:span text:style-name="T239"><text:tab/></text:span><text:span text:style-name="Hyperlink">Technical Overview</text:span><text:tab/>4</text:a></text:p>
          <text:p text:style-name="P240"><text:a xlink:href="#_Toc491155099" office:target-frame-name="_top" xlink:show="replace"><text:span text:style-name="Hyperlink">3.2.</text:span><text:span text:style-name="T241"><text:tab/></text:span><text:span text:style-name="Hyperlink">Application Architecture</text:span><text:tab/>4</text:a></text:p>
          <text:p text:style-name="P242"><text:a xlink:href="#_Toc491155100" office:target-frame-name="_top" xlink:show="replace"><text:span text:style-name="Hyperlink">3.3.</text:span><text:span text:style-name="T243"><text:tab/></text:span><text:span text:style-name="Hyperlink">Application Platform</text:span><text:tab/>4</text:a></text:p>
          <text:p text:style-name="P244"><text:a xlink:href="#_Toc491155101" office:target-frame-name="_top" xlink:show="replace"><text:span text:style-name="Hyperlink">3.4.</text:span><text:span text:style-name="T245"><text:tab/></text:span><text:span text:style-name="Hyperlink">Production, UAT and Development Locations</text:span><text:tab/>4</text:a></text:p>
          <text:p text:style-name="P246"><text:a xlink:href="#_Toc491155102" office:target-frame-name="_top" xlink:show="replace"><text:span text:style-name="Hyperlink">3.5.</text:span><text:span text:style-name="T247"><text:tab/></text:span><text:span text:style-name="Hyperlink">Interfaces to other systems</text:span><text:tab/>4</text:a></text:p>
          <text:p text:style-name="P248"><text:a xlink:href="#_Toc491155103" office:target-frame-name="_top" xlink:show="replace"><text:span text:style-name="Hyperlink">3.6.</text:span><text:span text:style-name="T249"><text:tab/></text:span><text:span text:style-name="Hyperlink">Documentation</text:span><text:tab/>4</text:a></text:p>
          <text:p text:style-name="P250"><text:a xlink:href="#_Toc491155104" office:target-frame-name="_top" xlink:show="replace"><text:span text:style-name="Hyperlink">3.7.</text:span><text:span text:style-name="T251"><text:tab/></text:span><text:span text:style-name="Hyperlink">Third Party Tools</text:span><text:tab/>5</text:a></text:p>
          <text:p text:style-name="P252"><text:a xlink:href="#_Toc491155105" office:target-frame-name="_top" xlink:show="replace"><text:span text:style-name="Hyperlink">4.</text:span><text:span text:style-name="T253"><text:tab/></text:span><text:span text:style-name="Hyperlink">Technical Environment</text:span><text:tab/>5</text:a></text:p>
          <text:p text:style-name="P254"><text:a xlink:href="#_Toc491155106" office:target-frame-name="_top" xlink:show="replace"><text:span text:style-name="Hyperlink">4.1.</text:span><text:span text:style-name="T255"><text:tab/></text:span><text:span text:style-name="Hyperlink">Server Names</text:span><text:tab/>5</text:a></text:p>
          <text:p text:style-name="P256"><text:a xlink:href="#_Toc491155107" office:target-frame-name="_top" xlink:show="replace"><text:span text:style-name="Hyperlink">4.2.</text:span><text:span text:style-name="T257"><text:tab/></text:span><text:span text:style-name="Hyperlink">Web Locations</text:span><text:tab/>5</text:a></text:p>
          <text:p text:style-name="P258"><text:a xlink:href="#_Toc491155108" office:target-frame-name="_top" xlink:show="replace"><text:span text:style-name="Hyperlink">4.3.</text:span><text:span text:style-name="T259"><text:tab/></text:span><text:span text:style-name="Hyperlink">Software Requirements</text:span><text:tab/>5</text:a></text:p>
          <text:p text:style-name="P260"><text:a xlink:href="#_Toc491155109" office:target-frame-name="_top" xlink:show="replace"><text:span text:style-name="Hyperlink">4.4.</text:span><text:span text:style-name="T261"><text:tab/></text:span><text:span text:style-name="Hyperlink">Server/Application access requirements</text:span><text:tab/>5</text:a></text:p>
          <text:p text:style-name="P262"><text:a xlink:href="#_Toc491155110" office:target-frame-name="_top" xlink:show="replace"><text:span text:style-name="Hyperlink">4.5.</text:span><text:span text:style-name="T263"><text:tab/></text:span><text:span text:style-name="Hyperlink">Test data and Test environment</text:span><text:tab/>5</text:a></text:p>
          <text:p text:style-name="P264"><text:a xlink:href="#_Toc491155111" office:target-frame-name="_top" xlink:show="replace"><text:span text:style-name="Hyperlink">4.6.</text:span><text:span text:style-name="T265"><text:tab/></text:span><text:span text:style-name="Hyperlink">Forms / Repo</text:span><text:span text:style-name="Hyperlink">rts</text:span><text:tab/>5</text:a></text:p>
          <text:p text:style-name="P266"><text:a xlink:href="#_Toc491155112" office:target-frame-name="_top" xlink:show="replace"><text:span text:style-name="Hyperlink">4.7.</text:span><text:span text:style-name="T267"><text:tab/></text:span><text:span text:style-name="Hyperlink">Datasets and Databases</text:span><text:tab/>5</text:a></text:p>
          <text:p text:style-name="P268"><text:a xlink:href="#_Toc491155113" office:target-frame-name="_top" xlink:show="replace"><text:span text:style-name="T269">5.</text:span><text:span text:style-name="T270"><text:tab/></text:span><text:span text:style-name="T271">OPERATIONAL REQUIREMENTS</text:span><text:tab/>5</text:a></text:p>
          <text:p text:style-name="P272"><text:a xlink:href="#_Toc491155114" office:target-frame-name="_top" xlink:show="replace"><text:span text:style-name="Hyperlink">5.1.</text:span><text:span text:style-name="T273"><text:tab/></text:span><text:span text:style-name="Hyperlink">Application Administration</text:span><text:tab/>5</text:a></text:p>
          <text:p text:style-name="P274"><text:a xlink:href="#_Toc491155115" office:target-frame-name="_top" xlink:show="replace"><text:span text:style-name="Hyperlink">5.2.</text:span><text:span text:style-name="T275"><text:tab/></text:span><text:span text:style-name="Hyperlink">Disaster Recovery<text:s/></text:span><text:span text:style-name="Hyperlink">Process &amp; documentation</text:span><text:tab/>5</text:a></text:p>
          <text:p text:style-name="P276"><text:a xlink:href="#_Toc491155116" office:target-frame-name="_top" xlink:show="replace"><text:span text:style-name="Hyperlink">5.3.</text:span><text:span text:style-name="T277"><text:tab/></text:span><text:span text:style-name="Hyperlink">Daily, Weekly, Monthly, Quarterly, Monthly Monitoring Checks/Activities</text:span><text:tab/>5</text:a></text:p>
          <text:p text:style-name="P278"><text:a xlink:href="#_Toc491155117" office:target-frame-name="_top" xlink:show="replace"><text:span text:style-name="Hyperlink">5.4.</text:span><text:span text:style-name="T279"><text:tab/></text:span><text:span text:style-name="Hyperlink">On Demand/Request</text:span><text:tab/>5</text:a></text:p>
          <text:p text:style-name="P280"><text:a xlink:href="#_Toc491155118" office:target-frame-name="_top" xlink:show="replace"><text:span text:style-name="Hyperlink">5.5.</text:span><text:span text:style-name="T281"><text:tab/></text:span><text:span text:style-name="Hyperlink">Backup Information</text:span><text:tab/>5</text:a></text:p>
          <text:p text:style-name="P282"><text:a xlink:href="#_Toc491155119" office:target-frame-name="_top" xlink:show="replace"><text:span text:style-name="T283">6.</text:span><text:span text:style-name="T284"><text:tab/></text:span><text:span text:style-name="T285">PROCESS RELATED</text:span><text:tab/>6</text:a></text:p>
          <text:p text:style-name="P286"><text:a xlink:href="#_Toc491155120" office:target-frame-name="_top" xlink:show="replace"><text:span text:style-name="Hyperlink">6.1.</text:span><text:span text:style-name="T287"><text:tab/></text:span><text:span text:style-name="Hyperlink">Change Control</text:span><text:tab/>6</text:a></text:p>
          <text:p text:style-name="P288"><text:a xlink:href="#_Toc491155121" office:target-frame-name="_top" xlink:show="replace"><text:span text:style-name="Hyperlink">6.2.</text:span><text:span text:style-name="T289"><text:tab/></text:span><text:span text:style-name="Hyperlink">Problem Management</text:span><text:tab/>6</text:a></text:p>
          <text:p text:style-name="P290"><text:a xlink:href="#_Toc491155122" office:target-frame-name="_top" xlink:show="replace"><text:span text:style-name="Hyperlink">6.3.</text:span><text:span text:style-name="T291"><text:tab/></text:span><text:span text:style-name="Hyperlink">Release Management</text:span><text:tab/>6</text:a></text:p>
          <text:p text:style-name="P292"><text:a xlink:href="#_Toc491155123" office:target-frame-name="_top" xlink:show="replace"><text:span text:style-name="T293">7.</text:span><text:span text:style-name="T294"><text:tab/></text:span><text:span text:style-name="T295">CONTACT INFORMATION</text:span><text:tab/>6</text:a></text:p>
          <text:p text:style-name="P296"><text:a xlink:href="#_Toc491155124" office:target-frame-name="_top" xlink:show="replace"><text:span text:style-name="Hyperlink">7.1.</text:span><text:span text:style-name="T297"><text:tab/></text:span><text:span text:style-name="Hyperlink">Business / Client Contacts</text:span><text:tab/>6</text:a></text:p>
          <text:p text:style-name="P298"><text:a xlink:href="#_Toc491155125" office:target-frame-name="_top" xlink:show="replace"><text:span text:style-name="Hyperlink">7.2.</text:span><text:span text:style-name="T299"><text:tab/></text:span><text:span text:style-name="Hyperlink">Support Team Contacts</text:span><text:tab/>6</text:a></text:p>
          <text:p text:style-name="P300"><text:a xlink:href="#_Toc491155126" office:target-frame-name="_top" xlink:show="replace"><text:span text:style-name="Hyperlink">7.3.</text:span><text:span text:style-name="T301"><text:tab/></text:span><text:span text:style-name="Hyperlink">Third Parties Contact Information</text:span><text:tab/>6</text:a></text:p>
          <text:p text:style-name="P302"><text:a xlink:href="#_Toc491155127" office:target-frame-name="_top" xlink:show="replace"><text:span text:style-name="Hyperlink">8.</text:span><text:span text:style-name="T303"><text:tab/></text:span><text:span text:style-name="Hyperlink">Hands On ACTIVITIES</text:span><text:tab/>6</text:a></text:p>
          <text:p text:style-name="P304"><text:a xlink:href="#_Toc491155128" office:target-frame-name="_top" xlink:show="replace"><text:span text:style-name="Hyperlink">8.1.</text:span><text:span text:style-name="T305"><text:tab/></text:span><text:span text:style-name="Hyperlink">Typical Problems and their resolution</text:span><text:tab/>6</text:a></text:p>
          <text:p text:style-name="P306"><text:a xlink:href="#_Toc491155129" office:target-frame-name="_top" xlink:show="replace"><text:span text:style-name="Hyperlink">8.2.</text:span><text:span text:style-name="T307"><text:tab/></text:span><text:span text:style-name="Hyperlink">Ticketing and Non Ticketing Activities</text:span><text:tab/>6</text:a></text:p>
          <text:p text:style-name="P308"><text:a xlink:href="#_Toc491155130" office:target-frame-name="_top" xlink:show="replace"><text:span text:style-name="T309">9.</text:span><text:span text:style-name="T310"><text:tab/></text:span><text:span text:style-name="T311">REFERENCE DOCUMENTS</text:span><text:tab/>6</text:a></text:p>
        </text:index-body>
      </text:table-of-content>
      <text:h text:style-name="Heading1" text:outline-level="1"><text:bookmark-start text:name="_Toc31771370"/><text:bookmark-start text:name="_Toc107139082"/></text:h>
      <text:h text:style-name="P312" text:outline-level="1"><text:bookmark-start text:name="_Toc491155090"/><text:soft-page-break/><text:span text:style-name="T313">OBJECTIVES</text:span><text:bookmark-end text:name="_Toc31771370"/><text:bookmark-end text:name="_Toc107139082"/><text:bookmark-end text:name="_Toc491155090"/></text:h>
      <text:p text:style-name="Paragraph">The<text:s/>objective of the Application Overview Document (AOD) is to provide members of the delivery team with an overview of the application. <text:s/>The AOD describes the function of the application, the structure of the applications, the application configuration and the technical environment. <text:s/>This document will refer to any existing related documentation.</text:p>
      <text:p text:style-name="Normal"/>
      <text:p text:style-name="Paragraph">The AOD will be used to support the application and will always be kept current throughout the life of the application.</text:p>
      <text:p text:style-name="Normal"/>
      <text:h text:style-name="Heading1" text:outline-level="1"><text:bookmark-start text:name="_Toc491155091"/>BUSINESS<text:bookmark-end text:name="_Toc491155091"/></text:h>
      <text:h text:style-name="Heading2" text:outline-level="2"><text:bookmark-start text:name="_Toc491155092"/>Business Overview<text:bookmark-end text:name="_Toc491155092"/></text:h>
      <text:h text:style-name="Heading2" text:outline-level="2"><text:bookmark-start text:name="_Toc491155093"/>Business Reporting Requirements<text:bookmark-end text:name="_Toc491155093"/></text:h>
      <text:h text:style-name="Heading2" text:outline-level="2"><text:bookmark-start text:name="_Toc491155094"/>Cyclical Maintenance Activities that are critical to Business<text:bookmark-end text:name="_Toc491155094"/></text:h>
      <text:p text:style-name="NoSpacing"/>
      <text:h text:style-name="Heading1" text:outline-level="1"><text:bookmark-start text:name="_Toc491155095"/>FUNCTIONAL<text:bookmark-end text:name="_Toc491155095"/></text:h>
      <text:h text:style-name="Heading2" text:outline-level="2"><text:bookmark-start text:name="_Toc491155096"/>Functional Overview<text:bookmark-end text:name="_Toc491155096"/></text:h>
      <text:p text:style-name="NoSpacing"/>
      <text:h text:style-name="Heading1" text:outline-level="1"><text:bookmark-start text:name="_Toc491155097"/>TECHNOLOGY RELATED<text:bookmark-end text:name="_Toc491155097"/></text:h>
      <text:h text:style-name="Heading2" text:outline-level="2"><text:bookmark-start text:name="_Toc491155098"/>Technical Overview<text:bookmark-end text:name="_Toc491155098"/></text:h>
      <text:p text:style-name="Paragraph"/>
      <text:h text:style-name="Heading2" text:outline-level="2"><text:bookmark-start text:name="_Toc491155099"/>Application Architecture<text:bookmark-end text:name="_Toc491155099"/></text:h>
      <text:p text:style-name="Paragraph"/>
      <text:h text:style-name="Heading2" text:outline-level="2"><text:bookmark-start text:name="_Toc491155100"/>Application Platform<text:bookmark-end text:name="_Toc491155100"/></text:h>
      <text:p text:style-name="Paragraph"/>
      <text:h text:style-name="Heading2" text:outline-level="2"><text:bookmark-start text:name="_Toc491155101"/>Production, UAT and Development Locations<text:bookmark-end text:name="_Toc491155101"/></text:h>
      <text:p text:style-name="Paragraph"/>
      <text:h text:style-name="Heading2" text:outline-level="2"><text:bookmark-start text:name="_Toc491155102"/>Interfaces to<text:s/>other systems<text:bookmark-end text:name="_Toc491155102"/></text:h>
      <text:p text:style-name="Paragraph"><text:tab/></text:p>
      <text:h text:style-name="Heading2" text:outline-level="2"><text:bookmark-start text:name="_Toc491155103"/>Documentation<text:bookmark-end text:name="_Toc491155103"/></text:h>
      <text:p text:style-name="Paragraph"/>
      <text:list text:style-name="LFO6" text:continue-numbering="true">
        <text:list-item>
          <text:list>
            <text:list-item>
              <text:p text:style-name="P314"><text:bookmark-start text:name="_Toc491155104"/><text:soft-page-break/>Third Party Tools<text:bookmark-end text:name="_Toc491155104"/></text:p>
            </text:list-item>
          </text:list>
        </text:list-item>
      </text:list>
      <text:p text:style-name="Paragraph"/>
      <text:h text:style-name="Heading1" text:outline-level="1"><text:bookmark-start text:name="_Toc491155105"/>Technical Environment<text:bookmark-end text:name="_Toc491155105"/></text:h>
      <text:h text:style-name="Heading2" text:outline-level="2"><text:bookmark-start text:name="_Toc58154917"/><text:bookmark-start text:name="_Toc491155106"/>Server Names<text:bookmark-end text:name="_Toc58154917"/><text:bookmark-end text:name="_Toc491155106"/></text:h>
      <text:p text:style-name="Paragraph"/>
      <text:h text:style-name="Heading2" text:outline-level="2"><text:bookmark-start text:name="_Toc58154918"/><text:bookmark-start text:name="_Toc491155107"/>Web Locations<text:bookmark-end text:name="_Toc58154918"/><text:bookmark-end text:name="_Toc491155107"/></text:h>
      <text:p text:style-name="Paragraph"><text:bookmark-start text:name="_Toc58154922"/></text:p>
      <text:h text:style-name="Heading2" text:outline-level="2"><text:bookmark-start text:name="_Toc491155108"/>Software Requirements<text:bookmark-end text:name="_Toc58154922"/><text:bookmark-end text:name="_Toc491155108"/></text:h>
      <text:p text:style-name="Paragraph"><text:bookmark-start text:name="_Toc58154923"/></text:p>
      <text:h text:style-name="Heading2" text:outline-level="2"><text:bookmark-start text:name="_Toc491155109"/>Server/Application access requirements<text:bookmark-end text:name="_Toc58154923"/><text:bookmark-end text:name="_Toc491155109"/></text:h>
      <text:p text:style-name="Paragraph"><text:bookmark-start text:name="_Toc58154925"/></text:p>
      <text:h text:style-name="Heading2" text:outline-level="2"><text:bookmark-start text:name="_Toc491155110"/>Test data and Test environment<text:bookmark-end text:name="_Toc58154925"/><text:bookmark-end text:name="_Toc491155110"/></text:h>
      <text:p text:style-name="Paragraph"><text:bookmark-start text:name="_Toc58154927"/></text:p>
      <text:h text:style-name="Heading2" text:outline-level="2"><text:bookmark-start text:name="_Toc491155111"/>Forms<text:bookmark-end text:name="_Toc58154927"/><text:s/>/ Reports<text:bookmark-end text:name="_Toc491155111"/></text:h>
      <text:p text:style-name="Paragraph"/>
      <text:h text:style-name="Heading2" text:outline-level="2"><text:bookmark-start text:name="_Toc491155112"/>Datasets and Databases<text:bookmark-end text:name="_Toc491155112"/></text:h>
      <text:p text:style-name="Paragraph"/>
      <text:h text:style-name="Heading1" text:outline-level="1"><text:bookmark-start text:name="_Toc491155113"/>OPERATIONAL<text:s/>REQUIREMENTS<text:bookmark-end text:name="_Toc491155113"/></text:h>
      <text:h text:style-name="Heading2" text:outline-level="2"><text:bookmark-start text:name="_Toc491155114"/>Application Administration<text:bookmark-end text:name="_Toc491155114"/></text:h>
      <text:p text:style-name="Paragraph"/>
      <text:h text:style-name="Heading2" text:outline-level="2"><text:bookmark-start text:name="_Toc491155115"/>Disaster Recovery Process &amp; documentation<text:bookmark-end text:name="_Toc491155115"/></text:h>
      <text:p text:style-name="Paragraph"/>
      <text:h text:style-name="Heading2" text:outline-level="2"><text:bookmark-start text:name="_Toc491155116"/>Daily, Weekly, Monthly, Quarterly, Monthly Monitoring Checks/Activities<text:bookmark-end text:name="_Toc491155116"/></text:h>
      <text:p text:style-name="Paragraph"/>
      <text:h text:style-name="Heading2" text:outline-level="2"><text:bookmark-start text:name="_Toc491155117"/>On Demand/Request<text:bookmark-end text:name="_Toc491155117"/><text:s/></text:h>
      <text:p text:style-name="Paragraph"/>
      <text:h text:style-name="Heading2" text:outline-level="2"><text:bookmark-start text:name="_Toc491155118"/>Backup Information<text:bookmark-end text:name="_Toc491155118"/></text:h>
      <text:p text:style-name="Paragraph"/>
      <text:h text:style-name="Heading1" text:outline-level="1"><text:bookmark-start text:name="_Toc491155119"/><text:soft-page-break/>PROCESS RELATED<text:bookmark-end text:name="_Toc491155119"/></text:h>
      <text:h text:style-name="Heading2" text:outline-level="2"><text:bookmark-start text:name="_Toc491155120"/>Change Control<text:bookmark-end text:name="_Toc491155120"/></text:h>
      <text:p text:style-name="Paragraph"/>
      <text:h text:style-name="Heading2" text:outline-level="2"><text:bookmark-start text:name="_Toc491155121"/>Problem Management<text:bookmark-end text:name="_Toc491155121"/></text:h>
      <text:p text:style-name="Paragraph"/>
      <text:h text:style-name="Heading2" text:outline-level="2"><text:bookmark-start text:name="_Toc491155122"/>Release<text:s/>Management<text:bookmark-end text:name="_Toc491155122"/></text:h>
      <text:h text:style-name="Heading1" text:outline-level="1"><text:bookmark-start text:name="_Toc491155123"/>CONTACT INFORMATION<text:bookmark-end text:name="_Toc491155123"/></text:h>
      <text:h text:style-name="Heading2" text:outline-level="2"><text:bookmark-start text:name="_Toc491155124"/>Business / Client Contacts<text:bookmark-end text:name="_Toc491155124"/></text:h>
      <text:p text:style-name="Paragraph"/>
      <text:h text:style-name="Heading2" text:outline-level="2"><text:bookmark-start text:name="_Toc491155125"/>Support Team Contacts<text:bookmark-end text:name="_Toc491155125"/></text:h>
      <text:p text:style-name="Paragraph"/>
      <text:h text:style-name="Heading2" text:outline-level="2"><text:bookmark-start text:name="_Toc58154965"/><text:bookmark-start text:name="_Toc491155126"/>Third Parties Contact Information<text:bookmark-end text:name="_Toc58154965"/><text:bookmark-end text:name="_Toc491155126"/></text:h>
      <text:h text:style-name="Heading1" text:outline-level="1"><text:bookmark-start text:name="_Toc491155127"/>Hands On ACTIVITIES<text:bookmark-end text:name="_Toc491155127"/></text:h>
      <text:h text:style-name="Heading2" text:outline-level="2"><text:bookmark-start text:name="_Toc491155128"/>Typical Problems and their resolution<text:bookmark-end text:name="_Toc491155128"/></text:h>
      <text:h text:style-name="Heading2" text:outline-level="2"><text:bookmark-start text:name="_Toc491155129"/>Ticketing and Non Ticketing Activities<text:bookmark-end text:name="_Toc491155129"/></text:h>
      <text:p text:style-name="Paragraph"/>
      <text:h text:style-name="Heading1" text:outline-level="1"><text:bookmark-start text:name="_Toc491155130"/>REFERENCE DOCUMENTS<text:bookmark-end text:name="_Toc491155130"/></text:h>
      <table:table table:style-name="Table315">
        <table:table-columns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Normal"/>
          </table:table-cell>
          <table:table-cell table:style-name="TableCell320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Book Antiqua" svg:font-family="Book Antiqua" style:font-family-generic="roman" style:font-pitch="variable" svg:panose-1="2 4 6 2 5 3 5 3 3 4"/>
    <style:font-face style:name="Garamond" svg:font-family="Garamond" style:font-family-generic="roman" style:font-pitch="variable" svg:panose-1="2 2 4 4 3 3 1 1 8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G Times (W1)" svg:font-family="CG Times (W1)" style:font-family-generic="roman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keep-with-next="always" fo:keep-together="always" fo:margin-top="0.3333in" fo:margin-bottom="0.1666in" style:line-height-at-least="0.1388in"/>
      <style:text-properties style:font-name-complex="Arial" fo:font-weight="bold" style:font-weight-asian="bold" fo:text-transform="uppercase" fo:letter-spacing="-0.0069in" style:letter-kerning="true" fo:font-size="12pt" style:font-size-asian="12pt" fo:hyphenate="false"/>
    </style:style>
    <style:style style:name="Heading2" style:display-name="Heading 2" style:family="paragraph" style:parent-style-name="StyleHeading2ArialSmallcaps" style:next-style-name="BodyText" style:default-outline-level="2">
      <style:paragraph-properties fo:margin-top="0.1666in"/>
      <style:text-properties fo:hyphenate="false"/>
    </style:style>
    <style:style style:name="Heading3" style:display-name="Heading 3" style:family="paragraph" style:parent-style-name="Normal" style:next-style-name="BodyText" style:default-outline-level="3">
      <style:paragraph-properties fo:keep-with-next="always" fo:keep-together="always" fo:margin-top="0.1666in" fo:margin-bottom="0.0694in" style:line-height-at-least="0.1666in"/>
      <style:text-properties style:letter-kerning="true" fo:hyphenate="false"/>
    </style:style>
    <style:style style:name="Heading4" style:display-name="Heading 4" style:family="paragraph" style:parent-style-name="Normal" style:next-style-name="BodyText" style:default-outline-level="4">
      <style:paragraph-properties fo:keep-with-next="always" fo:keep-together="always" fo:margin-top="0.1666in" fo:margin-bottom="0.0694in" style:line-height-at-least="0.1666in"/>
      <style:text-properties style:font-name="Arial Black" fo:letter-spacing="-0.0013in" style:letter-kerning="true" fo:font-size="9pt" style:font-size-asian="9pt" fo:hyphenate="false"/>
    </style:style>
    <style:style style:name="Heading5" style:display-name="Heading 5" style:family="paragraph" style:parent-style-name="Normal" style:next-style-name="BodyText" style:default-outline-level="5">
      <style:paragraph-properties fo:keep-with-next="always" fo:keep-together="always" fo:margin-top="0.0694in" fo:margin-bottom="0.0694in" style:line-height-at-least="0.125in"/>
      <style:text-properties style:font-name="Arial Black" fo:letter-spacing="-0.0013in" style:letter-kerning="true" fo:font-size="9pt" style:font-size-asian="9pt" fo:hyphenate="false"/>
    </style:style>
    <style:style style:name="Heading6" style:display-name="Heading 6" style:family="paragraph" style:parent-style-name="Normal" style:next-style-name="BodyText" style:default-outline-level="6">
      <style:paragraph-properties fo:keep-with-next="always"/>
      <style:text-properties fo:hyphenate="false"/>
    </style:style>
    <style:style style:name="Heading7" style:display-name="Heading 7" style:family="paragraph" style:parent-style-name="Normal" style:next-style-name="BodyText" style:default-outline-level="7">
      <style:paragraph-properties fo:border="0.0104in solid #FFFFFF" fo:padding="0.1666in" style:shadow="none" fo:margin-top="0.0416in"/>
      <style:text-properties fo:font-style="italic" style:font-style-asian="italic" fo:font-size="14pt" style:font-size-asian="14pt" fo:hyphenate="false"/>
    </style:style>
    <style:style style:name="Heading8" style:display-name="Heading 8" style:family="paragraph" style:parent-style-name="Normal" style:next-style-name="BodyText" style:default-outline-level="8">
      <style:paragraph-properties fo:keep-with-next="always" fo:border="0.0416in solid #000000" fo:padding="0in" style:shadow="none" fo:text-align="center" fo:margin-top="0.0416in" fo:line-height="0.2222in"/>
      <style:text-properties style:font-name="Arial Black" fo:text-transform="uppercase" fo:letter-spacing="0.0416in" fo:font-size="7pt" style:font-size-asian="7pt" fo:hyphenate="false"/>
    </style:style>
    <style:style style:name="Heading9" style:display-name="Heading 9" style:family="paragraph" style:parent-style-name="Normal" style:next-style-name="BodyText" style:default-outline-level="9">
      <style:paragraph-properties fo:keep-with-next="always" fo:margin-top="0.0555in" fo:margin-bottom="0.0416in"/>
      <style:text-properties fo:font-weight="bold" style:font-weight-asian="bold" fo:font-style="italic" style:font-style-asian="italic" style:letter-kerning="true" fo:hyphenate="false"/>
    </style:style>
    <style:style style:name="Normal" style:display-name="Normal" style:family="paragraph">
      <style:paragraph-properties fo:text-align="justify"/>
      <style:text-properties style:font-name="Arial" fo:letter-spacing="-0.0034in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BodyText" style:display-name="Body Text" style:family="paragraph" style:parent-style-name="Normal">
      <style:paragraph-properties fo:margin-bottom="0.1527in" style:line-height-at-least="0.125in"/>
      <style:text-properties fo:hyphenate="false"/>
    </style:style>
    <style:style style:name="BodyTextIndent" style:display-name="Body Text Indent" style:family="paragraph" style:parent-style-name="BodyText">
      <style:paragraph-properties fo:text-indent="0.25in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Indent2" style:display-name="Body Text Indent 2" style:family="paragraph" style:parent-style-name="Normal">
      <style:paragraph-properties fo:margin-left="1in">
        <style:tab-stops/>
      </style:paragraph-properties>
      <style:text-properties fo:color="#0000FF" fo:hyphenate="false"/>
    </style:style>
    <style:style style:name="TOC1" style:display-name="TOC 1" style:family="paragraph" style:parent-style-name="Normal" style:auto-update="true">
      <style:paragraph-properties fo:text-align="start" fo:margin-top="0.0833in" fo:margin-bottom="0.0833in"/>
      <style:text-properties style:font-name="Times New Roman" fo:font-weight="bold" style:font-weight-asian="bold" style:font-weight-complex="bold" fo:text-transform="uppercase" style:font-size-complex="12pt" fo:hyphenate="false"/>
    </style:style>
    <style:style style:name="TOC2" style:display-name="TOC 2" style:family="paragraph" style:parent-style-name="TOC1" style:auto-update="true">
      <style:paragraph-properties fo:margin-top="0in" fo:margin-bottom="0in" fo:margin-left="0.1388in">
        <style:tab-stops/>
      </style:paragraph-properties>
      <style:text-properties fo:font-weight="normal" style:font-weight-asian="normal" style:font-weight-complex="normal" fo:hyphenate="false"/>
    </style:style>
    <style:style style:name="TOC3" style:display-name="TOC 3" style:family="paragraph" style:parent-style-name="Normal" style:next-style-name="Normal" style:auto-update="true">
      <style:paragraph-properties fo:text-align="start" fo:margin-left="0.2777in">
        <style:tab-stops/>
      </style:paragraph-properties>
      <style:text-properties style:font-name="Times New Roman" fo:font-style="italic" style:font-style-asian="italic" style:font-style-complex="italic" style:font-size-complex="12pt" fo:hyphenate="false"/>
    </style:style>
    <style:style style:name="TOC4" style:display-name="TOC 4" style:family="paragraph" style:parent-style-name="Normal" style:next-style-name="Normal" style:auto-update="true">
      <style:paragraph-properties fo:text-align="start" fo:margin-left="0.4166in">
        <style:tab-stops/>
      </style:paragraph-properties>
      <style:text-properties style:font-name="Times New Roman" style:font-size-complex="10.5pt" fo:hyphenate="false"/>
    </style:style>
    <style:style style:name="TOC5" style:display-name="TOC 5" style:family="paragraph" style:parent-style-name="Normal" style:next-style-name="Normal" style:auto-update="true">
      <style:paragraph-properties fo:text-align="start" fo:margin-left="0.5555in">
        <style:tab-stops/>
      </style:paragraph-properties>
      <style:text-properties style:font-name="Times New Roman" style:font-size-complex="10.5pt" fo:hyphenate="false"/>
    </style:style>
    <style:style style:name="TOC6" style:display-name="TOC 6" style:family="paragraph" style:parent-style-name="Normal" style:next-style-name="Normal" style:auto-update="true">
      <style:paragraph-properties fo:text-align="start" fo:margin-left="0.6944in">
        <style:tab-stops/>
      </style:paragraph-properties>
      <style:text-properties style:font-name="Times New Roman" style:font-size-complex="10.5pt" fo:hyphenate="false"/>
    </style:style>
    <style:style style:name="TOC7" style:display-name="TOC 7" style:family="paragraph" style:parent-style-name="Normal" style:next-style-name="Normal" style:auto-update="true">
      <style:paragraph-properties fo:text-align="start" fo:margin-left="0.8333in">
        <style:tab-stops/>
      </style:paragraph-properties>
      <style:text-properties style:font-name="Times New Roman" style:font-size-complex="10.5pt" fo:hyphenate="false"/>
    </style:style>
    <style:style style:name="TOC8" style:display-name="TOC 8" style:family="paragraph" style:parent-style-name="Normal" style:next-style-name="Normal" style:auto-update="true">
      <style:paragraph-properties fo:text-align="start" fo:margin-left="0.9722in">
        <style:tab-stops/>
      </style:paragraph-properties>
      <style:text-properties style:font-name="Times New Roman" style:font-size-complex="10.5pt" fo:hyphenate="false"/>
    </style:style>
    <style:style style:name="TOC9" style:display-name="TOC 9" style:family="paragraph" style:parent-style-name="Normal" style:next-style-name="Normal" style:auto-update="true">
      <style:paragraph-properties fo:text-align="start" fo:margin-left="1.1111in">
        <style:tab-stops/>
      </style:paragraph-properties>
      <style:text-properties style:font-name="Times New Roman" style:font-size-complex="10.5pt" fo:hyphenate="false"/>
    </style:style>
    <style:style style:name="DocumentSubject" style:display-name="Document Subject" style:family="paragraph">
      <style:paragraph-properties fo:widows="0" fo:orphans="0"/>
      <style:text-properties fo:font-size="12pt" style:font-size-asian="12pt" fo:hyphenate="false"/>
    </style:style>
    <style:style style:name="DocumentTitle" style:display-name="Document Title" style:family="paragraph">
      <style:paragraph-properties fo:widows="0" fo:orphans="0"/>
      <style:text-properties fo:font-size="12pt" style:font-size-asian="12pt" fo:hyphenate="false"/>
    </style:style>
    <style:style style:name="MethodologyName" style:display-name="Methodology Name" style:family="paragraph">
      <style:paragraph-properties fo:widows="0" fo:orphans="0"/>
      <style:text-properties fo:font-size="12pt" style:font-size-asian="12pt" fo:hyphenate="false"/>
    </style:style>
    <style:style style:name="DocumentDate" style:display-name="Document Date" style:family="paragraph">
      <style:paragraph-properties fo:widows="0" fo:orphans="0"/>
      <style:text-properties fo:font-size="12pt" style:font-size-asian="12pt" fo:hyphenate="false"/>
    </style:style>
    <style:style style:name="Tabletop" style:display-name="Tabletop" style:family="paragraph" style:parent-style-name="Normal">
      <style:paragraph-properties fo:keep-with-next="always" fo:text-align="center" fo:margin-top="0.0833in" fo:margin-bottom="0.0833in"/>
      <style:text-properties fo:font-weight="bold" style:font-weight-asian="bold" fo:hyphenate="false"/>
    </style:style>
    <style:style style:name="Tablecont" style:display-name="Tablecont" style:family="paragraph">
      <style:paragraph-properties fo:text-align="center" fo:margin-top="0.0277in" fo:margin-bottom="0.0277in"/>
      <style:text-properties fo:font-size="9pt" style:font-size-asian="9pt" fo:hyphenate="false"/>
    </style:style>
    <style:style style:name="PageNumber" style:display-name="Page Number" style:family="text">
      <style:text-properties fo:font-size="9pt" style:font-size-asian="9pt"/>
    </style:style>
    <style:style style:name="Header" style:display-name="Header" style:family="paragraph" style:parent-style-name="HeaderBase">
      <style:paragraph-properties fo:margin-bottom="0.4166in"/>
      <style:text-properties fo:hyphenate="false"/>
    </style:style>
    <style:style style:name="HeaderBase" style:display-name="Header Base" style:family="paragraph" style:parent-style-name="BodyText">
      <style:paragraph-properties fo:keep-together="always" fo:margin-bottom="0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HeaderBase">
      <style:paragraph-properties fo:margin-top="0.4166in"/>
      <style:text-properties fo:font-size="9pt" style:font-size-asian="9pt" fo:hyphenate="false"/>
    </style:style>
    <style:style style:name="sectionblock" style:display-name="sectionblock" style:family="paragraph" style:parent-style-name="Normal">
      <style:paragraph-properties style:punctuation-wrap="simple" style:text-autospace="none" fo:margin-bottom="0.0833in" fo:margin-left="0.25in">
        <style:tab-stops/>
      </style:paragraph-properties>
      <style:text-properties fo:hyphenate="false"/>
    </style:style>
    <style:style style:name="BulletItem" style:display-name="Bullet Item" style:family="paragraph" style:parent-style-name="NormalIndent">
      <style:paragraph-properties fo:margin-top="0.0833in"/>
      <style:text-properties style:font-name-complex="Arial" style:letter-kerning="true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Indent3" style:display-name="Body Text Indent 3" style:family="paragraph" style:parent-style-name="Normal">
      <style:paragraph-properties fo:margin-left="1in">
        <style:tab-stops/>
      </style:paragraph-properties>
      <style:text-properties fo:hyphenate="false"/>
    </style:style>
    <style:style style:name="BulletItem2" style:display-name="Bullet Item 2" style:family="paragraph" style:parent-style-name="BulletItem">
      <style:paragraph-properties fo:margin-top="0in"/>
      <style:text-properties fo:hyphenate="false"/>
    </style:style>
    <style:style style:name="NormalNoLead" style:display-name="Normal No Lead" style:family="paragraph" style:parent-style-name="Normal">
      <style:text-properties fo:hyphenate="false"/>
    </style:style>
    <style:style style:name="TableBullet" style:display-name="Table Bullet" style:family="paragraph" style:parent-style-name="Normal">
      <style:paragraph-properties fo:margin-left="0.1298in" fo:text-indent="-0.1298in">
        <style:tab-stops/>
      </style:paragraph-properties>
      <style:text-properties fo:color="#000000" fo:font-size="9pt" style:font-size-asian="9pt" fo:hyphenate="false"/>
    </style:style>
    <style:style style:name="TableBullet2" style:display-name="Table Bullet 2" style:family="paragraph" style:parent-style-name="TableBullet">
      <style:paragraph-properties fo:margin-left="0.2875in">
        <style:tab-stops/>
      </style:paragraph-properties>
      <style:text-properties fo:hyphenate="false"/>
    </style:style>
    <style:style style:name="BulletItem3" style:display-name="Bullet Item 3" style:family="paragraph" style:parent-style-name="BulletItem2">
      <style:paragraph-properties fo:margin-left="0.75in">
        <style:tab-stops>
          <style:tab-stop style:type="left" style:position="0in"/>
        </style:tab-stops>
      </style:paragraph-properties>
      <style:text-properties fo:hyphenate="false"/>
    </style:style>
    <style:style style:name="maintext" style:display-name="maintex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ullet" style:display-name="Bulle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ABLOCKPARA" style:display-name="A BLOCK PARA" style:family="paragraph" style:parent-style-name="Normal">
      <style:text-properties style:font-name="Book Antiqua" fo:font-size="11pt" style:font-size-asian="11pt" fo:hyphenate="false"/>
    </style:style>
    <style:style style:name="BlockQuotation" style:display-name="Block Quotation" style:family="paragraph" style:parent-style-name="Normal" style:next-style-name="BodyText">
      <style:paragraph-properties fo:border="0.0104in solid #FFFFFF" fo:padding="0.1666in" style:shadow="none" fo:margin-bottom="0.1666in" fo:margin-left="0.4166in" fo:margin-right="0.4166in">
        <style:tab-stops/>
      </style:paragraph-properties>
      <style:text-properties fo:font-size="12pt" style:font-size-asian="12pt" fo:hyphenate="false"/>
    </style:style>
    <style:style style:name="BodyTextKeep" style:display-name="Body Text Keep" style:family="paragraph" style:parent-style-name="BodyText" style:next-style-name="BodyText">
      <style:paragraph-properties fo:keep-with-next="always"/>
      <style:text-properties fo:hyphenate="false"/>
    </style:style>
    <style:style style:name="Picture" style:display-name="Picture" style:family="paragraph" style:parent-style-name="BodyText" style:next-style-name="Caption">
      <style:paragraph-properties fo:keep-with-next="always"/>
      <style:text-properties fo:hyphenate="false"/>
    </style:style>
    <style:style style:name="Caption" style:display-name="Caption" style:family="paragraph" style:parent-style-name="Normal" style:next-style-name="BodyText">
      <style:paragraph-properties fo:margin-bottom="0.1666in"/>
      <style:text-properties fo:hyphenate="false"/>
    </style:style>
    <style:style style:name="PartLabel" style:display-name="Part Label" style:family="paragraph" style:parent-style-name="Normal" style:next-style-name="Normal">
      <style:paragraph-properties fo:text-align="center" fo:margin-top="0.2222in" fo:line-height="1.0833in"/>
      <style:text-properties style:font-name="Arial Black" fo:color="#FFFFFF" fo:font-size="98pt" style:font-size-asian="98pt" fo:hyphenate="false"/>
    </style:style>
    <style:style style:name="PartTitle" style:display-name="Part Title" style:family="paragraph" style:parent-style-name="Normal" style:next-style-name="PartLabel">
      <style:paragraph-properties fo:keep-with-next="always" fo:break-before="page" fo:text-align="center" fo:line-height="0.3333in"/>
      <style:text-properties style:font-name="Arial Black" fo:letter-spacing="-0.0347in" fo:font-size="18pt" style:font-size-asian="18pt" fo:hyphenate="false"/>
    </style:style>
    <style:style style:name="HeadingBase" style:display-name="Heading Base" style:family="paragraph" style:parent-style-name="BodyText" style:next-style-name="BodyText">
      <style:paragraph-properties fo:keep-with-next="always" fo:keep-together="always" fo:text-align="start" fo:margin-bottom="0in"/>
      <style:text-properties style:font-name="Arial Black" fo:letter-spacing="-0.0069in" style:letter-kerning="true" fo:hyphenate="false"/>
    </style:style>
    <style:style style:name="Title" style:display-name="Title" style:family="paragraph" style:parent-style-name="HeadingBase">
      <style:paragraph-properties fo:border-top="none" fo:border-left="none" fo:border-bottom="0.0104in solid #808080" fo:border-right="none" fo:padding-top="0in" fo:padding-left="0in" fo:padding-bottom="0.1944in" fo:padding-right="0in" style:shadow="none" fo:text-align="center" fo:margin-top="0.0694in" fo:margin-bottom="2.5in" fo:line-height="0.4166in"/>
      <style:text-properties fo:font-weight="bold" style:font-weight-asian="bold" fo:color="#808080" fo:letter-spacing="-0.0243in" fo:font-size="24pt" style:font-size-asian="24pt" fo:hyphenate="false"/>
    </style:style>
    <style:style style:name="Subtitle" style:display-name="Subtitle" style:family="paragraph" style:parent-style-name="Title" style:next-style-name="BodyText">
      <style:paragraph-properties fo:margin-top="1.3472in" fo:margin-bottom="0in" style:line-height-at-least="0.1388in"/>
      <style:text-properties style:font-name="Garamond" fo:font-weight="normal" style:font-weight-asian="normal" fo:text-transform="uppercase" fo:letter-spacing="0.0208in" fo:font-size="9pt" style:font-size-asian="9pt" fo:hyphenate="false"/>
    </style:style>
    <style:style style:name="ChapterSubtitle" style:display-name="Chapter Subtitle" style:family="paragraph" style:parent-style-name="Normal" style:next-style-name="BodyText">
      <style:paragraph-properties fo:keep-with-next="always" fo:keep-together="always" fo:margin-bottom="0.25in" style:line-height-at-least="0.1666in" fo:margin-right="1.25in"/>
      <style:text-properties fo:font-style="italic" style:font-style-asian="italic" fo:letter-spacing="-0.0138in" style:letter-kerning="true" fo:font-size="14pt" style:font-size-asian="14pt" fo:hyphenate="false"/>
    </style:style>
    <style:style style:name="CompanyName" style:display-name="Company Name" style:family="paragraph" style:parent-style-name="Normal">
      <style:paragraph-properties fo:keep-together="always" fo:border="0.0104in solid #000000" fo:padding="0.125in" style:shadow="none" fo:line-height="0.2222in"/>
      <style:text-properties style:font-name="Arial Black" fo:letter-spacing="-0.0104in" style:text-position="-3.1% 100%" fo:font-size="16pt" style:font-size-asian="16pt" fo:hyphenate="false"/>
    </style:style>
    <style:style style:name="ChapterTitle" style:display-name="Chapter Title" style:family="paragraph" style:parent-style-name="Normal" style:next-style-name="ChapterSubtitle">
      <style:paragraph-properties fo:keep-with-next="always" fo:keep-together="always" fo:margin-top="0.3333in" fo:margin-bottom="0.25in" style:line-height-at-least="0.3055in" fo:margin-right="1.5in"/>
      <style:text-properties style:font-name="Arial Black" fo:color="#808080" fo:letter-spacing="-0.0243in" style:letter-kerning="true" fo:font-size="22pt" style:font-size-asian="22pt" fo:hyphenate="false"/>
    </style:style>
    <style:style style:name="CommentReference" style:display-name="Comment Reference" style:family="text">
      <style:text-properties fo:font-size="8pt" style:font-size-asian="8pt"/>
    </style:style>
    <style:style style:name="FootnoteBase" style:display-name="Footnote Base" style:family="paragraph" style:parent-style-name="Normal">
      <style:paragraph-properties fo:margin-top="0.1666in"/>
      <style:text-properties fo:font-size="9pt" style:font-size-asian="9pt" fo:hyphenate="false"/>
    </style:style>
    <style:style style:name="CommentText" style:display-name="Comment Text" style:family="paragraph" style:parent-style-name="Normal">
      <style:paragraph-properties fo:margin-bottom="0.0833in" fo:line-height="0.1527in" fo:margin-left="0.1298in" fo:text-indent="-0.1298in">
        <style:tab-stops>
          <style:tab-stop style:type="left" style:position="0in"/>
        </style:tab-stops>
      </style:paragraph-properties>
      <style:text-properties fo:hyphenate="false"/>
    </style:style>
    <style:style style:name="TableText" style:display-name="Table Text" style:family="paragraph" style:parent-style-name="Normal">
      <style:paragraph-properties fo:margin-top="0.0416in"/>
      <style:text-properties fo:font-size="8pt" style:font-size-asian="8pt" fo:hyphenate="false"/>
    </style:style>
    <style:style style:name="TitleCover" style:display-name="Title Cover" style:family="paragraph" style:parent-style-name="HeadingBase" style:next-style-name="SubtitleCover">
      <style:paragraph-properties fo:keep-with-next="auto" fo:border="0.0104in solid #FFFFFF" fo:padding="0.4305in" style:shadow="none" fo:text-align="end" fo:line-height="1in" fo:margin-left="0.4166in" fo:margin-right="0.4166in">
        <style:tab-stops/>
      </style:paragraph-properties>
      <style:text-properties style:font-name="Garamond" fo:font-weight="bold" style:font-weight-asian="bold" fo:letter-spacing="-0.0486in" fo:font-size="72pt" style:font-size-asian="72pt" fo:hyphenate="false"/>
    </style:style>
    <style:style style:name="SubtitleCover" style:display-name="Subtitle Cover" style:family="paragraph" style:parent-style-name="Normal" style:next-style-name="Normal">
      <style:paragraph-properties fo:keep-with-next="always" fo:border-top="0.0104in solid #000000" fo:border-left="none" fo:border-bottom="none" fo:border-right="none" fo:padding-top="0.0138in" fo:padding-left="0in" fo:padding-bottom="0in" fo:padding-right="0in" style:shadow="none" fo:margin-bottom="3.6666in" fo:line-height="0.3333in"/>
      <style:text-properties fo:letter-spacing="-0.0104in" style:letter-kerning="true" fo:font-size="22pt" style:font-size-asian="22pt" fo:hyphenate="false"/>
    </style:style>
    <style:style style:name="DocumentLabel" style:display-name="Document Label" style:family="paragraph" style:parent-style-name="Normal" style:next-style-name="Normal">
      <style:paragraph-properties fo:keep-with-next="always" fo:keep-together="always" fo:margin-top="0.2777in" fo:margin-bottom="0.0833in" style:line-height-at-least="0.1666in" fo:margin-left="-0.5833in">
        <style:tab-stops/>
      </style:paragraph-properties>
      <style:text-properties style:font-name="Arial Black" style:letter-kerning="true" fo:font-size="48pt" style:font-size-asian="48pt" fo:hyphenate="false"/>
    </style:style>
    <style:style style:name="Emphasis" style:display-name="Emphasis" style:family="text">
      <style:text-properties style:font-name="Arial Black" fo:font-size="9pt" style:font-size-asian="9pt"/>
    </style:style>
    <style:style style:name="EndnoteReference" style:display-name="Endnote Reference" style:family="text">
      <style:text-properties style:text-position="super 66.6%" fo:font-size="9pt" style:font-size-asian="9pt"/>
    </style:style>
    <style:style style:name="EndnoteText" style:display-name="Endnote Text" style:family="paragraph" style:parent-style-name="Normal">
      <style:paragraph-properties fo:margin-bottom="0.0833in" fo:line-height="0.1527in" fo:margin-left="0.1298in" fo:text-indent="-0.129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FooterEven" style:display-name="Footer Even" style:family="paragraph" style:parent-style-name="Footer">
      <style:text-properties fo:hyphenate="false"/>
    </style:style>
    <style:style style:name="FooterFirst" style:display-name="Footer First" style:family="paragraph" style:parent-style-name="Footer">
      <style:paragraph-properties>
        <style:tab-stops>
          <style:tab-stop style:type="center" style:position="3in"/>
        </style:tab-stops>
      </style:paragraph-properties>
      <style:text-properties fo:letter-spacing="-0.0069in" fo:hyphenate="false"/>
    </style:style>
    <style:style style:name="FooterOdd" style:display-name="Footer Odd" style:family="paragraph" style:parent-style-name="Footer">
      <style:paragraph-properties>
        <style:tab-stops>
          <style:tab-stop style:type="right" style:position="0in"/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noteReference" style:display-name="Footnote Reference" style:family="text">
      <style:text-properties style:text-position="super 66.6%" fo:font-size="9pt" style:font-size-asian="9pt"/>
    </style:style>
    <style:style style:name="FootnoteText" style:display-name="Footnote Text" style:family="paragraph" style:parent-style-name="FootnoteBase">
      <style:paragraph-properties fo:margin-bottom="0.0833in"/>
      <style:text-properties fo:hyphenate="false"/>
    </style:style>
    <style:style style:name="HeaderEven" style:display-name="Header Even" style:family="paragraph" style:parent-style-name="Header">
      <style:text-properties fo:hyphenate="false"/>
    </style:style>
    <style:style style:name="HeaderFirst" style:display-name="Header First" style:family="paragraph" style:parent-style-name="Header">
      <style:paragraph-properties>
        <style:tab-stops>
          <style:tab-stop style:type="center" style:position="3in"/>
        </style:tab-stops>
      </style:paragraph-properties>
      <style:text-properties style:font-name="Garamond" fo:font-weight="bold" style:font-weight-asian="bold" fo:hyphenate="false"/>
    </style:style>
    <style:style style:name="HeaderOdd" style:display-name="Header Odd" style:family="paragraph" style:parent-style-name="Header">
      <style:paragraph-properties fo:text-align="end">
        <style:tab-stops>
          <style:tab-stop style:type="right" style:position="0in"/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IndexBase" style:display-name="Index Base" style:family="paragraph" style:parent-style-name="Normal">
      <style:paragraph-properties style:line-height-at-least="0.1666in">
        <style:tab-stops>
          <style:tab-stop style:type="right" style:position="2.75in"/>
        </style:tab-stops>
      </style:paragraph-properties>
      <style:text-properties fo:font-size="9pt" style:font-size-asian="9pt" fo:hyphenate="false"/>
    </style:style>
    <style:style style:name="Index1" style:display-name="Index 1" style:family="paragraph" style:parent-style-name="Normal" style:auto-update="true">
      <style:paragraph-properties style:line-height-at-least="0.1666in" fo:margin-left="0.5in" fo:text-indent="-0.5in">
        <style:tab-stops>
          <style:tab-stop style:type="right" style:leader-style="dotted" style:leader-text="." style:position="2.25in"/>
        </style:tab-stops>
      </style:paragraph-properties>
      <style:text-properties style:font-name="Arial Black" fo:font-size="7.5pt" style:font-size-asian="7.5pt" fo:hyphenate="false"/>
    </style:style>
    <style:style style:name="Index2" style:display-name="Index 2" style:family="paragraph" style:parent-style-name="Normal" style:auto-update="true">
      <style:paragraph-properties style:line-height-at-least="0.1666in" fo:margin-left="0.125in">
        <style:tab-stops>
          <style:tab-stop style:type="right" style:leader-style="dotted" style:leader-text="." style:position="2.625in"/>
        </style:tab-stops>
      </style:paragraph-properties>
      <style:text-properties style:font-name="Arial Black" fo:font-size="7.5pt" style:font-size-asian="7.5pt" fo:hyphenate="false"/>
    </style:style>
    <style:style style:name="Index3" style:display-name="Index 3" style:family="paragraph" style:parent-style-name="Normal" style:auto-update="true">
      <style:paragraph-properties style:line-height-at-least="0.1666in" fo:margin-left="0.125in">
        <style:tab-stops>
          <style:tab-stop style:type="right" style:leader-style="dotted" style:leader-text="." style:position="2.625in"/>
        </style:tab-stops>
      </style:paragraph-properties>
      <style:text-properties fo:font-size="9pt" style:font-size-asian="9pt" fo:hyphenate="false"/>
    </style:style>
    <style:style style:name="Index4" style:display-name="Index 4" style:family="paragraph" style:parent-style-name="Normal" style:auto-update="true">
      <style:paragraph-properties style:line-height-at-least="0.1666in" fo:margin-left="0.125in">
        <style:tab-stops>
          <style:tab-stop style:type="right" style:position="2.625in"/>
        </style:tab-stops>
      </style:paragraph-properties>
      <style:text-properties fo:font-size="9pt" style:font-size-asian="9pt" fo:hyphenate="false"/>
    </style:style>
    <style:style style:name="Index5" style:display-name="Index 5" style:family="paragraph" style:parent-style-name="Normal" style:auto-update="true">
      <style:paragraph-properties style:line-height-at-least="0.1666in" fo:margin-left="0.125in">
        <style:tab-stops>
          <style:tab-stop style:type="right" style:position="2.625in"/>
        </style:tab-stops>
      </style:paragraph-properties>
      <style:text-properties fo:font-size="9pt" style:font-size-asian="9pt" fo:hyphenate="false"/>
    </style:style>
    <style:style style:name="IndexHeading" style:display-name="Index Heading" style:family="paragraph" style:parent-style-name="Normal" style:next-style-name="Index1">
      <style:paragraph-properties fo:keep-with-next="always" fo:line-height="0.3333in"/>
      <style:text-properties fo:text-transform="uppercase" fo:color="#808080" style:letter-kerning="true" fo:font-size="18pt" style:font-size-asian="18pt" fo:hyphenate="false"/>
    </style:style>
    <style:style style:name="Lead-inEmphasis" style:display-name="Lead-in Emphasis" style:family="text">
      <style:text-properties fo:text-transform="uppercase" fo:font-size="11pt" style:font-size-asian="11pt"/>
    </style:style>
    <style:style style:name="LineNumber" style:display-name="Line Number" style:family="text">
      <style:text-properties style:font-name="Arial" fo:font-size="9pt" style:font-size-asian="9pt"/>
    </style:style>
    <style:style style:name="List" style:display-name="List" style:family="paragraph" style:parent-style-name="BodyText">
      <style:paragraph-properties fo:margin-left="0.25in">
        <style:tab-stops>
          <style:tab-stop style:type="left" style:position="0.25in"/>
        </style:tab-stops>
      </style:paragraph-properties>
      <style:text-properties fo:hyphenate="false"/>
    </style:style>
    <style:style style:name="List2" style:display-name="List 2" style:family="paragraph" style:parent-style-name="List">
      <style:paragraph-properties fo:margin-left="0.75in">
        <style:tab-stops>
          <style:tab-stop style:type="left" style:position="0in"/>
        </style:tab-stops>
      </style:paragraph-properties>
      <style:text-properties fo:hyphenate="false"/>
    </style:style>
    <style:style style:name="List3" style:display-name="List 3" style:family="paragraph" style:parent-style-name="List">
      <style:paragraph-properties fo:margin-left="1in">
        <style:tab-stops>
          <style:tab-stop style:type="left" style:position="0in"/>
        </style:tab-stops>
      </style:paragraph-properties>
      <style:text-properties fo:hyphenate="false"/>
    </style:style>
    <style:style style:name="List4" style:display-name="List 4" style:family="paragraph" style:parent-style-name="List">
      <style:paragraph-properties fo:margin-left="1.25in">
        <style:tab-stops>
          <style:tab-stop style:type="left" style:position="0in"/>
        </style:tab-stops>
      </style:paragraph-properties>
      <style:text-properties fo:hyphenate="false"/>
    </style:style>
    <style:style style:name="List5" style:display-name="List 5" style:family="paragraph" style:parent-style-name="List">
      <style:paragraph-properties fo:margin-left="1.5in">
        <style:tab-stops>
          <style:tab-stop style:type="left" style:position="0in"/>
        </style:tab-stops>
      </style:paragraph-properties>
      <style:text-properties fo:hyphenate="false"/>
    </style:style>
    <style:style style:name="ListBullet" style:display-name="List Bullet" style:family="paragraph" style:parent-style-name="List" style:auto-update="true">
      <style:paragraph-properties fo:margin-right="0.25in">
        <style:tab-stops/>
      </style:paragraph-properties>
      <style:text-properties fo:hyphenate="false"/>
    </style:style>
    <style:style style:name="ListBullet2" style:display-name="List Bullet 2" style:family="paragraph" style:parent-style-name="ListBullet" style:auto-update="true">
      <style:paragraph-properties fo:margin-left="0.75in">
        <style:tab-stops/>
      </style:paragraph-properties>
      <style:text-properties fo:hyphenate="false"/>
    </style:style>
    <style:style style:name="ListBullet3" style:display-name="List Bullet 3" style:family="paragraph" style:parent-style-name="ListBullet" style:auto-update="true">
      <style:paragraph-properties fo:margin-left="1in">
        <style:tab-stops/>
      </style:paragraph-properties>
      <style:text-properties fo:hyphenate="false"/>
    </style:style>
    <style:style style:name="ListBullet4" style:display-name="List Bullet 4" style:family="paragraph" style:parent-style-name="ListBullet" style:auto-update="true">
      <style:paragraph-properties fo:margin-left="1.25in">
        <style:tab-stops/>
      </style:paragraph-properties>
      <style:text-properties fo:hyphenate="false"/>
    </style:style>
    <style:style style:name="ListBullet5" style:display-name="List Bullet 5" style:family="paragraph" style:parent-style-name="Normal" style:auto-update="true" style:list-style-name="LFO3">
      <style:paragraph-properties fo:line-height="0.2222in"/>
      <style:text-properties fo:font-size="9pt" style:font-size-asian="9pt" fo:hyphenate="false"/>
    </style:style>
    <style:style style:name="ListContinue" style:display-name="List Continue" style:family="paragraph" style:parent-style-name="List">
      <style:paragraph-properties fo:margin-bottom="0.1111in">
        <style:tab-stops/>
      </style:paragraph-properties>
      <style:text-properties fo:hyphenate="false"/>
    </style:style>
    <style:style style:name="ListContinue2" style:display-name="List Continue 2" style:family="paragraph" style:parent-style-name="ListContinue">
      <style:paragraph-properties fo:margin-left="0.75in">
        <style:tab-stops/>
      </style:paragraph-properties>
      <style:text-properties fo:hyphenate="false"/>
    </style:style>
    <style:style style:name="ListContinue3" style:display-name="List Continue 3" style:family="paragraph" style:parent-style-name="ListContinue">
      <style:paragraph-properties fo:margin-left="1in">
        <style:tab-stops/>
      </style:paragraph-properties>
      <style:text-properties fo:hyphenate="false"/>
    </style:style>
    <style:style style:name="ListContinue4" style:display-name="List Continue 4" style:family="paragraph" style:parent-style-name="ListContinue">
      <style:paragraph-properties fo:margin-left="1.25in">
        <style:tab-stops/>
      </style:paragraph-properties>
      <style:text-properties fo:hyphenate="false"/>
    </style:style>
    <style:style style:name="ListContinue5" style:display-name="List Continue 5" style:family="paragraph" style:parent-style-name="ListContinue">
      <style:paragraph-properties fo:margin-left="1.5in">
        <style:tab-stops/>
      </style:paragraph-properties>
      <style:text-properties fo:hyphenate="false"/>
    </style:style>
    <style:style style:name="ListNumber" style:display-name="List Number" style:family="paragraph" style:parent-style-name="List">
      <style:paragraph-properties fo:margin-left="0.5in" fo:margin-right="0.25in" fo:text-indent="-0.25in">
        <style:tab-stops/>
      </style:paragraph-properties>
      <style:text-properties fo:hyphenate="false"/>
    </style:style>
    <style:style style:name="ListNumber2" style:display-name="List Number 2" style:family="paragraph" style:parent-style-name="ListNumber">
      <style:paragraph-properties fo:margin-left="0.75in">
        <style:tab-stops/>
      </style:paragraph-properties>
      <style:text-properties fo:hyphenate="false"/>
    </style:style>
    <style:style style:name="ListNumber3" style:display-name="List Number 3" style:family="paragraph" style:parent-style-name="ListNumber">
      <style:paragraph-properties fo:margin-left="1in">
        <style:tab-stops/>
      </style:paragraph-properties>
      <style:text-properties fo:hyphenate="false"/>
    </style:style>
    <style:style style:name="ListNumber4" style:display-name="List Number 4" style:family="paragraph" style:parent-style-name="ListNumber">
      <style:paragraph-properties fo:margin-left="1.25in">
        <style:tab-stops/>
      </style:paragraph-properties>
      <style:text-properties fo:hyphenate="false"/>
    </style:style>
    <style:style style:name="ListNumber5" style:display-name="List Number 5" style:family="paragraph" style:parent-style-name="ListNumber">
      <style:paragraph-properties fo:margin-left="1.5in">
        <style:tab-stops/>
      </style:paragraph-properties>
      <style:text-properties fo:hyphenate="false"/>
    </style:style>
    <style:style style:name="TableHeader" style:display-name="Table Header" style:family="paragraph" style:parent-style-name="Normal">
      <style:paragraph-properties fo:text-align="center" fo:margin-top="0.0416in"/>
      <style:text-properties style:font-name="Arial Black" fo:font-size="8pt" style:font-size-asian="8pt" fo:hyphenate="false"/>
    </style:style>
    <style:style style:name="MessageHeader" style:display-name="Message Header" style:family="paragraph" style:parent-style-name="BodyText">
      <style:paragraph-properties fo:keep-together="always" fo:text-align="start" fo:margin-bottom="0.0833in" fo:margin-left="0.5in" fo:text-indent="-0.5in">
        <style:tab-stops/>
      </style:paragraph-properties>
      <style:text-properties fo:hyphenate="false"/>
    </style:style>
    <style:style style:name="PartSubtitle" style:display-name="Part Subtitle" style:family="paragraph" style:parent-style-name="Normal" style:next-style-name="BodyText">
      <style:paragraph-properties fo:keep-with-next="always" fo:text-align="center" fo:margin-top="0.25in" fo:margin-bottom="0.0833in"/>
      <style:text-properties fo:font-style="italic" style:font-style-asian="italic" style:letter-kerning="true" fo:font-size="16pt" style:font-size-asian="16pt" fo:hyphenate="false"/>
    </style:style>
    <style:style style:name="ReturnAddress" style:display-name="Return Address" style:family="paragraph" style:parent-style-name="Normal">
      <style:paragraph-properties fo:keep-together="always" style:line-height-at-least="0.1388in"/>
      <style:text-properties fo:letter-spacing="-0.0013in" fo:font-size="8pt" style:font-size-asian="8pt" fo:hyphenate="false"/>
    </style:style>
    <style:style style:name="SectionHeading" style:display-name="Section Heading" style:family="paragraph" style:parent-style-name="Normal" style:next-style-name="BodyText">
      <style:paragraph-properties style:line-height-at-least="0.4444in"/>
      <style:text-properties style:font-name="Arial Black" fo:text-transform="uppercase" fo:letter-spacing="0.0416in" fo:font-size="7.5pt" style:font-size-asian="7.5pt" fo:hyphenate="false"/>
    </style:style>
    <style:style style:name="SectionLabel" style:display-name="Section Label" style:family="paragraph" style:parent-style-name="Normal" style:next-style-name="Normal">
      <style:paragraph-properties fo:margin-top="1.4166in" fo:margin-bottom="0.25in" style:line-height-at-least="0.3333in"/>
      <style:text-properties style:font-name="Arial Black" fo:color="#808080" fo:letter-spacing="-0.0243in" fo:font-size="24pt" style:font-size-asian="24pt" fo:hyphenate="false"/>
    </style:style>
    <style:style style:name="Slogan" style:display-name="Slogan" style:family="text" style:parent-style-name="DefaultParagraphFont">
      <style:text-properties fo:font-style="italic" style:font-style-asian="italic" fo:letter-spacing="-0.0041in" fo:font-size="12pt" style:font-size-asian="12pt"/>
    </style:style>
    <style:style style:name="Superscript" style:display-name="Superscript" style:family="text">
      <style:text-properties style:text-position="super 65%"/>
    </style:style>
    <style:style style:name="TableofAuthorities" style:display-name="Table of Authorities" style:family="paragraph" style:parent-style-name="Normal">
      <style:paragraph-properties fo:margin-bottom="0.1666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TOCBase" style:display-name="TOC Base" style:family="paragraph" style:parent-style-name="TOC2">
      <style:text-properties fo:hyphenate="false"/>
    </style:style>
    <style:style style:name="TableofFigures" style:display-name="Table of Figures" style:family="paragraph" style:parent-style-name="Normal">
      <style:paragraph-properties fo:margin-left="0.5in" fo:text-indent="-0.5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TOAHeading" style:display-name="TOA Heading" style:family="paragraph" style:parent-style-name="Normal" style:next-style-name="Normal">
      <style:paragraph-properties fo:border-top="0.0416in solid #000000" fo:border-left="none" fo:border-bottom="none" fo:border-right="none" fo:padding-top="0.0138in" fo:padding-left="0in" fo:padding-bottom="0in" fo:padding-right="0in" style:shadow="none" fo:text-align="center" fo:margin-top="0.0416in" fo:margin-bottom="0.0416in" fo:line-height="0.25in">
        <style:tab-stops>
          <style:tab-stop style:type="right" style:position="3.2916in"/>
        </style:tab-stops>
      </style:paragraph-properties>
      <style:text-properties style:font-name="Arial Black" fo:font-weight="bold" style:font-weight-asian="bold" fo:letter-spacing="-0.0069in" fo:font-size="11pt" style:font-size-asian="11pt" fo:hyphenate="false"/>
    </style:style>
    <style:style style:name="BlockQuotationFirst" style:display-name="Block Quotation First" style:family="paragraph" style:parent-style-name="Normal" style:next-style-name="BlockQuotation">
      <style:paragraph-properties fo:keep-together="always" fo:border-top="0.0104in solid #FFFFFF" fo:border-left="0.0104in solid #FFFFFF" fo:border-bottom="none" fo:border-right="0.0104in solid #FFFFFF" fo:padding-top="0.0833in" fo:padding-left="0.0833in" fo:padding-bottom="0in" fo:padding-right="0.0833in" style:shadow="none" fo:margin-left="0.3333in" fo:margin-right="0.3333in" fo:text-indent="0.0416in">
        <style:tab-stops/>
      </style:paragraph-properties>
      <style:text-properties style:font-name="Arial Black" fo:letter-spacing="-0.0069in" fo:font-size="10.5pt" style:font-size-asian="10.5pt" fo:hyphenate="false"/>
    </style:style>
    <style:style style:name="BlockQuotationLast" style:display-name="Block Quotation Last" style:family="paragraph" style:parent-style-name="BlockQuotation" style:next-style-name="BodyText">
      <style:paragraph-properties fo:keep-together="always" fo:border="none" fo:padding="0in" style:shadow="none" fo:text-align="start" fo:margin-left="0.5in" fo:margin-right="0.5in">
        <style:tab-stops/>
      </style:paragraph-properties>
      <style:text-properties style:font-name="Times New Roman" fo:font-style="italic" style:font-style-asian="italic" fo:letter-spacing="normal" fo:font-size="10pt" style:font-size-asian="10pt" fo:hyphenate="false"/>
    </style:style>
    <style:style style:name="ChapterLabel" style:display-name="Chapter Label" style:family="paragraph" style:parent-style-name="Normal" style:next-style-name="BodyText">
      <style:paragraph-properties fo:keep-with-next="always" fo:border-top="none" fo:border-left="none" fo:border-bottom="0.0104in solid #000000" fo:border-right="none" fo:padding-top="0in" fo:padding-left="0in" fo:padding-bottom="0.0416in" fo:padding-right="0in" style:shadow="none" fo:margin-bottom="0.1666in"/>
      <style:text-properties style:font-name="Arial Black" fo:text-transform="uppercase" fo:letter-spacing="0.0486in" style:letter-kerning="true" fo:font-size="7.5pt" style:font-size-asian="7.5pt" fo:hyphenate="false"/>
    </style:style>
    <style:style style:name="Date" style:display-name="Date" style:family="paragraph" style:parent-style-name="BodyText">
      <style:paragraph-properties fo:text-align="center" fo:margin-top="0.3333in" fo:margin-bottom="0.1111in"/>
      <style:text-properties style:font-name="Times New Roman" fo:font-weight="bold" style:font-weight-asian="bold" fo:letter-spacing="normal" fo:hyphenate="false"/>
    </style:style>
    <style:style style:name="Icon1" style:display-name="Icon 1" style:family="paragraph" style:parent-style-name="Normal">
      <style:paragraph-properties fo:text-align="center" fo:margin-top="0.0416in" fo:line-height="1in"/>
      <style:text-properties style:font-name="Wingdings" fo:font-weight="bold" style:font-weight-asian="bold" fo:color="#FFFFFF" fo:letter-spacing="-0.0069in" fo:font-size="80pt" style:font-size-asian="80pt" fo:hyphenate="false"/>
    </style:style>
    <style:style style:name="Index6" style:display-name="Index 6" style:family="paragraph" style:parent-style-name="Index1" style:next-style-name="Normal" style:auto-update="true">
      <style:paragraph-properties fo:margin-left="0.6666in" fo:text-indent="-0.1111in">
        <style:tab-stops>
          <style:tab-stop style:type="right" style:leader-style="dotted" style:leader-text="." style:position="1.8333in"/>
          <style:tab-stop style:type="right" style:leader-style="dotted" style:leader-text="." style:position="2.0833in"/>
        </style:tab-stops>
      </style:paragraph-properties>
      <style:text-properties fo:hyphenate="false"/>
    </style:style>
    <style:style style:name="Index7" style:display-name="Index 7" style:family="paragraph" style:parent-style-name="Index1" style:next-style-name="Normal" style:auto-update="true">
      <style:paragraph-properties fo:margin-left="0.7777in" fo:text-indent="-0.1111in">
        <style:tab-stops>
          <style:tab-stop style:type="right" style:leader-style="dotted" style:leader-text="." style:position="1.7222in"/>
          <style:tab-stop style:type="right" style:leader-style="dotted" style:leader-text="." style:position="1.9722in"/>
        </style:tab-stops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0.8888in" fo:text-indent="-0.1111in">
        <style:tab-stops>
          <style:tab-stop style:type="right" style:leader-style="dotted" style:leader-text="." style:position="1.6111in"/>
        </style:tab-stops>
      </style:paragraph-properties>
      <style:text-properties fo:hyphenate="false"/>
    </style:style>
    <style:style style:name="ListBulletFirst" style:display-name="List Bullet First" style:family="paragraph" style:parent-style-name="ListBullet" style:next-style-name="ListBullet">
      <style:paragraph-properties fo:text-align="start" fo:margin-top="0.0555in" fo:margin-bottom="0.1111in" fo:margin-right="0in"/>
      <style:text-properties style:font-name="Times New Roman" fo:letter-spacing="normal" fo:hyphenate="false"/>
    </style:style>
    <style:style style:name="ListBulletLast" style:display-name="List Bullet Last" style:family="paragraph" style:parent-style-name="ListBullet" style:next-style-name="BodyText" style:list-style-name="LFO2">
      <style:paragraph-properties fo:text-align="start" fo:margin-right="0in"/>
      <style:text-properties style:font-name="Times New Roman" fo:letter-spacing="normal" fo:hyphenate="false"/>
    </style:style>
    <style:style style:name="ListFirst" style:display-name="List First" style:family="paragraph" style:parent-style-name="List" style:next-style-name="List">
      <style:paragraph-properties fo:text-align="start" fo:margin-top="0.0555in" fo:margin-bottom="0.0555in" fo:margin-left="0.5in" fo:text-indent="-0.25in">
        <style:tab-stops>
          <style:tab-stop style:type="left" style:position="0in"/>
        </style:tab-stops>
      </style:paragraph-properties>
      <style:text-properties style:font-name="Times New Roman" fo:letter-spacing="normal" fo:hyphenate="false"/>
    </style:style>
    <style:style style:name="ListLast" style:display-name="List Last" style:family="paragraph" style:parent-style-name="List" style:next-style-name="BodyText">
      <style:paragraph-properties fo:text-align="start" fo:margin-left="0.5in" fo:text-indent="-0.25in">
        <style:tab-stops>
          <style:tab-stop style:type="left" style:position="0in"/>
        </style:tab-stops>
      </style:paragraph-properties>
      <style:text-properties style:font-name="Times New Roman" fo:letter-spacing="normal" fo:hyphenate="false"/>
    </style:style>
    <style:style style:name="ListNumberFirst" style:display-name="List Number First" style:family="paragraph" style:parent-style-name="ListNumber" style:next-style-name="ListNumber">
      <style:paragraph-properties fo:text-align="start" fo:margin-top="0.0555in" fo:margin-bottom="0.1111in" fo:margin-right="0in"/>
      <style:text-properties style:font-name="Times New Roman" fo:letter-spacing="normal" fo:hyphenate="false"/>
    </style:style>
    <style:style style:name="ListNumberLast" style:display-name="List Number Last" style:family="paragraph" style:parent-style-name="ListNumber" style:next-style-name="BodyText">
      <style:paragraph-properties fo:text-align="start" fo:margin-right="0in"/>
      <style:text-properties style:font-name="Times New Roman" fo:letter-spacing="normal" fo:hyphenate="false"/>
    </style:style>
    <style:style style:name="MacroText" style:display-name="Macro Text" style:family="paragraph" style:parent-style-name="BodyText">
      <style:paragraph-properties fo:margin-bottom="0.0833in"/>
      <style:text-properties style:font-name="Courier New" fo:hyphenate="false"/>
    </style:style>
    <style:style style:name="Closing" style:display-name="Closing" style:family="paragraph" style:parent-style-name="Normal">
      <style:paragraph-properties fo:keep-with-next="always" style:line-height-at-least="0.1527in"/>
      <style:text-properties fo:hyphenate="false"/>
    </style:style>
    <style:style style:name="Enclosure" style:display-name="Enclosure" style:family="paragraph" style:parent-style-name="BodyText" style:next-style-name="Normal">
      <style:paragraph-properties fo:keep-together="always" fo:text-align="start" fo:margin-top="0.1527in"/>
      <style:text-properties fo:hyphenate="false"/>
    </style:style>
    <style:style style:name="MessageHeaderFirst" style:display-name="Message Header First" style:family="paragraph" style:parent-style-name="MessageHeader" style:next-style-name="MessageHeader">
      <style:paragraph-properties fo:margin-top="0.1527in"/>
      <style:text-properties fo:hyphenate="false"/>
    </style:style>
    <style:style style:name="MessageHeaderLabel" style:display-name="Message Header Label" style:family="text">
      <style:text-properties style:font-name="Arial Black" fo:letter-spacing="-0.0069in" fo:font-size="9pt" style:font-size-asian="9pt"/>
    </style:style>
    <style:style style:name="MessageHeaderLast" style:display-name="Message Header Last" style:family="paragraph" style:parent-style-name="MessageHeader" style:next-style-name="BodyText">
      <style:paragraph-properties fo:border-top="none" fo:border-left="none" fo:border-bottom="0.0104in solid #000000" fo:border-right="none" fo:padding-top="0in" fo:padding-left="0in" fo:padding-bottom="0.2083in" fo:padding-right="0in" style:shadow="none" fo:margin-bottom="0.2222in"/>
      <style:text-properties fo:hyphenate="false"/>
    </style:style>
    <style:style style:name="Signature" style:display-name="Signature" style:family="paragraph" style:parent-style-name="BodyText">
      <style:paragraph-properties fo:keep-with-next="always" fo:keep-together="always" fo:margin-top="0.4583in" fo:margin-bottom="0in"/>
      <style:text-properties fo:hyphenate="false"/>
    </style:style>
    <style:style style:name="SignatureJobTitle" style:display-name="Signature Job Title" style:family="paragraph" style:parent-style-name="Signature" style:next-style-name="Normal">
      <style:paragraph-properties fo:text-align="start" fo:margin-top="0in"/>
      <style:text-properties fo:hyphenate="false"/>
    </style:style>
    <style:style style:name="SignatureName" style:display-name="Signature Name" style:family="paragraph" style:parent-style-name="Signature" style:next-style-name="SignatureJobTitle">
      <style:paragraph-properties fo:text-align="start" fo:margin-top="0.5in"/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Section" style:display-name="Heading Section" style:family="paragraph" style:parent-style-name="Normal">
      <style:paragraph-properties style:punctuation-wrap="simple" style:text-autospace="none" fo:text-align="start" fo:margin-bottom="0.0833in" fo:margin-left="0.5in" fo:text-indent="-0.5in">
        <style:tab-stops/>
      </style:paragraph-properties>
      <style:text-properties fo:font-weight="bold" style:font-weight-asian="bold" fo:text-transform="uppercase" fo:letter-spacing="normal" fo:font-size="14pt" style:font-size-asian="14pt" fo:hyphenate="false"/>
    </style:style>
    <style:style style:name="BulletItemnotopspace" style:display-name="Bullet Item no top space" style:family="paragraph" style:parent-style-name="BulletItem" style:list-style-name="LFO1">
      <style:paragraph-properties fo:text-align="start" fo:margin-top="0in"/>
      <style:text-properties style:font-name="Times New Roman" fo:letter-spacing="normal" fo:hyphenate="false"/>
    </style:style>
    <style:style style:name="EA-Report" style:display-name="EA-Report" style:family="paragraph">
      <style:paragraph-properties fo:text-align="justify" fo:margin-top="0.0833in" fo:margin-bottom="0.0833in"/>
      <style:text-properties fo:font-size="12pt" style:font-size-asian="12pt" fo:hyphenate="false"/>
    </style:style>
    <style:style style:name="EA-Bullet1" style:display-name="EA-Bullet 1" style:family="paragraph" style:list-style-name="LFO5">
      <style:paragraph-properties fo:margin-top="0.0416in" fo:margin-bottom="0.0416in"/>
      <style:text-properties fo:font-size="12pt" style:font-size-asian="12pt" fo:hyphenate="false"/>
    </style:style>
    <style:style style:name="LGSVIC-TableText" style:display-name="LGSVIC - Table Text" style:family="paragraph">
      <style:paragraph-properties fo:widows="0" fo:orphans="0" fo:margin-top="0.0416in" fo:margin-bottom="0.0416in"/>
      <style:text-properties fo:color="#000000" fo:hyphenate="false"/>
    </style:style>
    <style:style style:name="LGSVIC-TableTitle" style:display-name="LGSVIC - Table Title" style:family="paragraph" style:parent-style-name="Normal">
      <style:paragraph-properties fo:widows="0" fo:orphans="0" fo:text-align="center" fo:margin-top="0.0416in" fo:margin-bottom="0.0416in"/>
      <style:text-properties fo:font-weight="bold" style:font-weight-asian="bold" fo:color="#000000" fo:letter-spacing="normal" fo:hyphenate="false"/>
    </style:style>
    <style:style style:name="EA-CenterHeading" style:display-name="EA-Center Heading" style:family="paragraph" style:next-style-name="EA-Report">
      <style:paragraph-properties fo:text-align="center" fo:margin-top="0.0833in" fo:margin-bottom="0.0833in"/>
      <style:text-properties style:font-name="Arial" fo:font-weight="bold" style:font-weight-asian="bold" fo:font-size="16pt" style:font-size-asian="16pt" fo:hyphenate="false"/>
    </style:style>
    <style:style style:name="sp.stdparagraph" style:display-name="sp. std paragraph" style:family="paragraph">
      <style:paragraph-properties style:punctuation-wrap="simple" style:text-autospace="none" fo:text-align="justify" fo:margin-top="0.0972in" fo:line-height="0.2083in" fo:margin-left="1.5in">
        <style:tab-stops/>
      </style:paragraph-properties>
      <style:text-properties fo:color="#000000" fo:font-size="11pt" style:font-size-asian="11pt" fo:hyphenate="false"/>
    </style:style>
    <style:style style:name="InfoBlue" style:display-name="InfoBlue" style:family="paragraph" style:parent-style-name="Normal" style:next-style-name="BodyText">
      <style:paragraph-properties fo:widows="0" fo:orphans="0" fo:text-align="start" fo:margin-bottom="0.0833in" style:line-height-at-least="0.1666in" fo:margin-left="0.3in">
        <style:tab-stops/>
      </style:paragraph-properties>
      <style:text-properties style:font-name="Times New Roman" fo:font-style="italic" style:font-style-asian="italic" text:display="none" fo:color="#0000FF" fo:letter-spacing="normal" fo:hyphenate="false"/>
    </style:style>
    <style:style style:name="TableHeading" style:display-name="Table Heading" style:family="paragraph">
      <style:paragraph-properties fo:background-color="#FFFFFF"/>
      <style:text-properties style:font-name="Arial" fo:font-weight="bold" style:font-weight-asian="bold" fo:hyphenate="false"/>
    </style:style>
    <style:style style:name="Tabletext0" style:display-name="Tabletext" style:family="paragraph" style:parent-style-name="Normal">
      <style:paragraph-properties fo:keep-together="always" fo:widows="0" fo:orphans="0" fo:text-align="start" fo:margin-bottom="0.0833in" style:line-height-at-least="0.1666in"/>
      <style:text-properties style:font-name="Times New Roman" fo:letter-spacing="normal" fo:hyphenate="false"/>
    </style:style>
    <style:style style:name="BodyText2" style:display-name="Body Text 2" style:family="paragraph" style:parent-style-name="BodyText">
      <style:paragraph-properties style:punctuation-wrap="simple" style:text-autospace="none" fo:text-indent="0.25in"/>
      <style:text-properties fo:hyphenate="false"/>
    </style:style>
    <style:style style:name="inf" style:display-name="inf" style:family="paragraph" style:parent-style-name="BodyText">
      <style:text-properties fo:hyphenate="false"/>
    </style:style>
    <style:style style:name="DocumentMap" style:display-name="Document Map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BaseToc" style:display-name="Base Toc" style:family="paragraph">
      <style:paragraph-properties fo:margin-top="0.1666in">
        <style:tab-stops>
          <style:tab-stop style:type="left" style:position="0.25in"/>
          <style:tab-stop style:type="right" style:leader-style="dotted" style:leader-text="." style:position="6.25in"/>
        </style:tab-stops>
      </style:paragraph-properties>
      <style:text-properties style:font-name="Arial" fo:font-size="11pt" style:font-size-asian="11pt" fo:hyphenate="false"/>
    </style:style>
    <style:style style:name="Paragraph2" style:display-name="Paragraph2" style:family="paragraph" style:parent-style-name="Normal">
      <style:paragraph-properties fo:widows="0" fo:orphans="0" fo:margin-top="0.0555in" fo:margin-bottom="0.0833in" style:line-height-at-least="0.1666in" fo:margin-left="0.5in">
        <style:tab-stops/>
      </style:paragraph-properties>
      <style:text-properties fo:color="#000000" fo:letter-spacing="normal" fo:language="en" fo:country="AU" fo:hyphenate="false"/>
    </style:style>
    <style:style style:name="sectitile" style:display-name="sectitile" style:family="paragraph">
      <style:paragraph-properties style:punctuation-wrap="simple" style:text-autospace="none" fo:text-align="justify">
        <style:tab-stops>
          <style:tab-stop style:type="right" style:leader-style="solid" style:leader-text="_" style:position="7in"/>
        </style:tab-stops>
      </style:paragraph-properties>
      <style:text-properties style:font-name="CG Times (W1)" fo:font-weight="bold" style:font-weight-asian="bold" fo:hyphenate="false"/>
    </style:style>
    <style:style style:name="BodyText3" style:display-name="Body Text 3" style:family="paragraph" style:parent-style-name="Normal">
      <style:text-properties fo:font-style="italic" style:font-style-asian="italic" style:font-style-complex="italic" fo:color="#0000FF" fo:hyphenate="false"/>
    </style:style>
    <style:style style:name="Para" style:display-name="Para" style:family="paragraph" style:parent-style-name="Normal">
      <style:paragraph-properties fo:text-align="start" fo:margin-top="0.0833in"/>
      <style:text-properties style:font-name="Times New Roman" fo:letter-spacing="normal" fo:hyphenate="false"/>
    </style:style>
    <style:style style:name="Style18pt" style:display-name="Style 18 pt" style:family="paragraph" style:parent-style-name="Normal">
      <style:text-properties fo:font-size="14pt" style:font-size-asian="14pt" fo:hyphenate="false"/>
    </style:style>
    <style:style style:name="StyleHeading2ArialSmallcaps" style:display-name="Style Heading 2 + Arial Small caps" style:family="paragraph" style:parent-style-name="BlockText" style:next-style-name="BlockText" style:auto-update="true" style:default-outline-level="2">
      <style:text-properties fo:font-weight="bold" style:font-weight-asian="bold" style:font-weight-complex="bold" fo:font-variant="small-caps" fo:hyphenate="false"/>
    </style:style>
    <style:style style:name="BlockText" style:display-name="Block Text" style:family="paragraph" style:parent-style-name="Normal">
      <style:paragraph-properties fo:margin-bottom="0.0833in" fo:margin-left="1in" fo:margin-right="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letter-spacing="-0.0034in" fo:font-size="8pt" style:font-size-asian="8pt" style:font-size-complex="8pt"/>
    </style:style>
    <style:style style:name="NoSpacing" style:display-name="No Spacing" style:family="paragraph">
      <style:paragraph-properties fo:text-align="justify" fo:margin-left="0.5in">
        <style:tab-stops/>
      </style:paragraph-properties>
      <style:text-properties style:font-name="Arial" fo:letter-spacing="-0.0034in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Paragraph" style:display-name="Paragraph" style:family="paragraph" style:parent-style-name="Tabletext0">
      <style:paragraph-properties fo:margin-top="0.0833in" fo:margin-left="0.5in">
        <style:tab-stops/>
      </style:paragraph-properties>
      <style:text-properties style:font-name="Arial" style:font-name-complex="Arial" fo:hyphenate="false"/>
    </style:style>
    <style:style style:name="TabletextChar" style:display-name="Tabletext Char" style:family="text" style:parent-style-name="DefaultParagraphFont"/>
    <style:style style:name="ParagraphChar" style:display-name="Paragraph Char" style:family="text" style:parent-style-name="TabletextChar">
      <style:text-properties style:font-name="Arial" style:font-name-complex="Arial"/>
    </style:style>
    <style:style style:name="WW_CharLFO2LVL1" style:family="text">
      <style:text-properties style:font-name="Wingdings"/>
    </style:style>
    <text:list-style style:name="LFO1" style:display-name="LFO1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Wingdings"/>
    </style:style>
    <text:list-style style:name="LFO2" style:display-name="LFO2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Wingdings"/>
    </style:style>
    <text:list-style style:name="LFO3" style:display-name="LFO3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5" style:display-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2993in" fo:margin-left="0.3937in" fo:margin-bottom="0.200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44in"/>
      </style:header-style>
      <style:footer-style>
        <style:header-footer-properties style:dynamic-spacing="true" fo:min-height="0.193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language="pl" fo:country="PL" style:language-asian="pl" style:country-asian="PL"/>
    </style:style>
    <style:style style:name="T4" style:parent-style-name="DefaultParagraphFont" style:family="text">
      <style:text-properties fo:language="pl" fo:country="PL" style:language-asian="pl" style:country-asian="PL"/>
    </style:style>
    <style:page-layout style:name="PL1">
      <style:page-layout-properties fo:page-width="8.5in" fo:page-height="11in" style:print-orientation="portrait" fo:margin-top="0.3in" fo:margin-left="1in" fo:margin-bottom="0.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8in"/>
      </style:footer-style>
    </style:page-layout>
    <style:style style:name="P18" style:parent-style-name="HeadingBase" style:family="paragraph">
      <style:paragraph-properties fo:keep-with-next="auto" fo:keep-together="auto" fo:line-height="100%"/>
      <style:text-properties style:font-name="Times New Roman" fo:letter-spacing="-0.0034in" style:letter-kerning="false"/>
    </style:style>
    <style:style style:name="P19" style:parent-style-name="HeadingBase" style:family="paragraph">
      <style:paragraph-properties fo:keep-with-next="auto" fo:keep-together="auto" fo:line-height="100%"/>
      <style:text-properties style:font-name="Times New Roman" fo:letter-spacing="-0.0034in" style:letter-kerning="false"/>
    </style:style>
    <style:style style:name="P20" style:parent-style-name="Header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694in"/>
      <style:text-properties fo:font-size="8pt" style:font-size-asian="8pt"/>
    </style:style>
    <style:style style:name="P21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start" fo:margin-top="0.0694in"/>
    </style:style>
    <style:style style:name="T22" style:parent-style-name="DefaultParagraphFont" style:family="text">
      <style:text-properties style:font-name-complex="Arial" fo:letter-spacing="normal" fo:font-size="8pt" style:font-size-asian="8pt" style:font-size-complex="8pt" fo:language="en" fo:country="GB"/>
    </style:style>
    <style:style style:name="T23" style:parent-style-name="DefaultParagraphFont" style:family="text">
      <style:text-properties style:font-name="Times New Roman" fo:font-size="10pt" style:font-size-asian="10pt"/>
    </style:style>
    <style:style style:name="T24" style:parent-style-name="DefaultParagraphFont" style:family="text">
      <style:text-properties style:font-name="Times New Roman" fo:font-size="10pt" style:font-size-asian="10pt"/>
    </style:style>
    <style:style style:name="T25" style:parent-style-name="DefaultParagraphFont" style:family="text">
      <style:text-properties style:font-name="Times New Roman" fo:font-size="10pt" style:font-size-asian="10pt"/>
    </style:style>
    <style:style style:name="T26" style:parent-style-name="DefaultParagraphFont" style:family="text">
      <style:text-properties style:font-name="Times New Roman" fo:font-size="10pt" style:font-size-asian="10pt"/>
    </style:style>
    <style:style style:name="T27" style:parent-style-name="DefaultParagraphFont" style:family="text">
      <style:text-properties style:font-name="Times New Roman" fo:font-size="10pt" style:font-size-asian="10pt"/>
    </style:style>
    <style:style style:name="T28" style:parent-style-name="DefaultParagraphFont" style:family="text">
      <style:text-properties style:font-name="Times New Roman" fo:font-size="10pt" style:font-size-asian="10pt"/>
    </style:style>
    <style:style style:name="P29" style:parent-style-name="Footer" style:family="paragraph">
      <style:paragraph-properties fo:margin-top="0.0694in"/>
      <style:text-properties style:font-weight-complex="bold" fo:font-style="italic" style:font-style-asian="italic" fo:font-size="7pt" style:font-size-asian="7pt"/>
    </style:style>
    <style:style style:name="P30" style:parent-style-name="Footer" style:family="paragraph">
      <style:paragraph-properties fo:margin-top="0.0694in"/>
    </style:style>
    <style:style style:name="T31" style:parent-style-name="DefaultParagraphFont" style:family="text">
      <style:text-properties style:font-weight-complex="bold" fo:font-style="italic" style:font-style-asian="italic" fo:font-size="7pt" style:font-size-asian="7pt"/>
    </style:style>
    <style:style style:name="T32" style:parent-style-name="DefaultParagraphFont" style:family="text">
      <style:text-properties style:font-weight-complex="bold" fo:font-style="italic" style:font-style-asian="italic" fo:font-size="7pt" style:font-size-asian="7pt"/>
    </style:style>
    <number:date-style style:name="N33" number:language="en" number:country="US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style:style style:name="T34" style:parent-style-name="DefaultParagraphFont" style:family="text">
      <style:text-properties style:font-weight-complex="bold" fo:font-style="italic" style:font-style-asian="italic" fo:font-size="7pt" style:font-size-asian="7pt"/>
    </style:style>
    <style:style style:name="T35" style:parent-style-name="DefaultParagraphFont" style:family="text">
      <style:text-properties style:font-weight-complex="bold" fo:font-style="italic" style:font-style-asian="italic" fo:font-size="7pt" style:font-size-asian="7pt"/>
    </style:style>
    <style:style style:name="P36" style:parent-style-name="Footer" style:family="paragraph">
      <style:paragraph-properties fo:margin-top="0.0694in"/>
      <style:text-properties fo:font-size="8pt" style:font-size-asian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1" text:anchor-type="as-char" svg:x="0in" svg:y="0in" svg:width="1.46875in" svg:height="0.66429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Picture 1" text:anchor-type="paragraph" svg:x="1.0875in" svg:y="0.29514in" svg:width="1.96875in" svg:height="0.45764in" style:rel-width="scale" style:rel-height="scale"><draw:image xlink:href="media/image2.png" xlink:type="simple" xlink:show="embed" xlink:actuate="onLoad"/><svg:title/><svg:desc>Capgemini_cmyk</svg:desc></draw:frame></text:span><text:s text:c="2"/></text:p>
      </style:header>
      <style:footer>
        <text:p text:style-name="Footer"/>
      </style:footer>
    </style:master-page>
    <style:master-page style:name="MP1" style:page-layout-name="PL1">
      <style:header>
        <text:p text:style-name="P18">Project: TE Connectivity Transition<text:tab/><text:s text:c="15"/>Application Overview Document<text:s/>for XXXXX Version: 1.0</text:p>
        <text:p text:style-name="P19"><text:s text:c="2"/></text:p>
        <text:p text:style-name="P20"/>
      </style:header>
      <style:footer>
        <text:p text:style-name="P21"><text:span text:style-name="T22">© 2016 Capgemini - All rights reserved</text:span><text:span text:style-name="T23"><text:tab/>Standard Template Version 2.1</text:span><text:span text:style-name="T24"><text:tab/>Page<text:s/></text:span><text:span text:style-name="T25"><text:page-number text:fixed="false">6</text:page-number></text:span><text:span text:style-name="T26"><text:s/>of<text:s/></text:span><text:span text:style-name="T27"><text:page-count>6</text:page-count></text:span><text:span text:style-name="T28"><text:tab/></text:span></text:p>
        <text:p text:style-name="P29"/>
        <text:p text:style-name="P30"><text:span text:style-name="T31">Printed copies are current on date of printing only -<text:s/></text:span><text:span text:style-name="T32"><text:date style:data-style-name="N33">09/15/2017</text:date></text:span><text:span text:style-name="T34">. Always refer to the<text:s/></text:span><text:span text:style-name="T35">electronic version for the current release.</text:span></text:p>
        <text:p text:style-name="P3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QT_Standard Template.doc</dc:title>
    <dc:description>Project Scope_x000d_Project Measurements_x000d_Project Organization_x000d_Related Projects_x000d_Issues</dc:description>
    <meta:keyword>project issue team plan management</meta:keyword>
    <meta:initial-creator>hsalpeka</meta:initial-creator>
    <dc:creator>Jaskiewicz, Lukasz</dc:creator>
    <meta:creation-date>2017-09-15T13:01:00Z</meta:creation-date>
    <dc:date>2017-09-15T13:01:00Z</dc:date>
    <meta:print-date>2001-05-10T04:26:00Z</meta:print-date>
    <meta:template xlink:href="Knowledge%20Transfer%20Document.dot" xlink:type="simple"/>
    <meta:editing-cycles>2</meta:editing-cycles>
    <meta:editing-duration>PT0S</meta:editing-duration>
    <meta:user-defined meta:name="Checked by">&lt;Custom.Approver&gt;</meta:user-defined>
    <meta:user-defined meta:name="Client">Lloyd's Register</meta:user-defined>
    <meta:user-defined meta:name="Disposition">&lt;Custom.n.n&gt;</meta:user-defined>
    <meta:user-defined meta:name="Project">Lloyd's Register AM</meta:user-defined>
    <meta:user-defined meta:name="Application">&lt;App Name&gt;</meta:user-defined>
    <meta:user-defined meta:name="ContentTypeId">0x010100B893A16792504E46AEDA4680318B14D5</meta:user-defined>
    <meta:document-statistic meta:page-count="6" meta:paragraph-count="11" meta:word-count="819" meta:character-count="5726" meta:row-count="40" meta:non-whitespace-character-count="4918"/>
  </office:meta>
</office:document-meta>
</file>